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17cm" table:align="left" style:shadow="none"/>
    </style:style>
    <style:style style:name="Πίνακας1.A" style:family="table-column">
      <style:table-column-properties style:column-width="1.549cm"/>
    </style:style>
    <style:style style:name="Πίνακας1.B" style:family="table-column">
      <style:table-column-properties style:column-width="14.369cm"/>
    </style:style>
    <style:style style:name="Πίνακας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Πίνακας1.B1" style:family="table-cell">
      <style:table-cell-properties style:vertical-align="middle" fo:padding="0.049cm" fo:border="0.05pt solid #000000"/>
    </style:style>
    <style:style style:name="Πίνακας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Πίνακας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2.833cm" style:rel-column-width="10921*"/>
    </style:style>
    <style:style style:name="Πίνακας2.B" style:family="table-column">
      <style:table-column-properties style:column-width="2.833cm" style:rel-column-width="10922*"/>
    </style:style>
    <style:style style:name="Πίνακας2.D" style:family="table-column">
      <style:table-column-properties style:column-width="2.835cm" style:rel-column-width="10924*"/>
    </style:style>
    <style:style style:name="Πίνακας2.F" style:family="table-column">
      <style:table-column-properties style:column-width="2.833cm" style:rel-column-width="10923*"/>
    </style:style>
    <style:style style:name="Πίνακας2.1" style:family="table-row">
      <style:table-row-properties style:min-row-height="1.169cm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F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2.833cm" style:rel-column-width="10921*"/>
    </style:style>
    <style:style style:name="Πίνακας3.B" style:family="table-column">
      <style:table-column-properties style:column-width="2.833cm" style:rel-column-width="10922*"/>
    </style:style>
    <style:style style:name="Πίνακας3.D" style:family="table-column">
      <style:table-column-properties style:column-width="2.835cm" style:rel-column-width="10924*"/>
    </style:style>
    <style:style style:name="Πίνακας3.F" style:family="table-column">
      <style:table-column-properties style:column-width="2.833cm" style:rel-column-width="10923*"/>
    </style:style>
    <style:style style:name="Πίνακας3.1" style:family="table-row">
      <style:table-row-properties style:min-row-height="1.169cm"/>
    </style:style>
    <style:style style:name="Πίνακας3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.F1" style:family="table-cell">
      <style:table-cell-properties fo:padding="0.097cm" fo:border="0.05pt solid #000000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2.833cm" style:rel-column-width="10921*"/>
    </style:style>
    <style:style style:name="Πίνακας4.B" style:family="table-column">
      <style:table-column-properties style:column-width="2.833cm" style:rel-column-width="10922*"/>
    </style:style>
    <style:style style:name="Πίνακας4.D" style:family="table-column">
      <style:table-column-properties style:column-width="2.835cm" style:rel-column-width="10924*"/>
    </style:style>
    <style:style style:name="Πίνακας4.F" style:family="table-column">
      <style:table-column-properties style:column-width="2.833cm" style:rel-column-width="10923*"/>
    </style:style>
    <style:style style:name="Πίνακας4.1" style:family="table-row">
      <style:table-row-properties style:min-row-height="1.169cm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F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2.833cm" style:rel-column-width="10921*"/>
    </style:style>
    <style:style style:name="Πίνακας5.B" style:family="table-column">
      <style:table-column-properties style:column-width="2.833cm" style:rel-column-width="10922*"/>
    </style:style>
    <style:style style:name="Πίνακας5.D" style:family="table-column">
      <style:table-column-properties style:column-width="2.835cm" style:rel-column-width="10924*"/>
    </style:style>
    <style:style style:name="Πίνακας5.F" style:family="table-column">
      <style:table-column-properties style:column-width="2.833cm" style:rel-column-width="10923*"/>
    </style:style>
    <style:style style:name="Πίνακας5.1" style:family="table-row">
      <style:table-row-properties style:min-row-height="1.169cm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F1" style:family="table-cell">
      <style:table-cell-properties fo:padding="0.097cm" fo:border="0.05pt solid #000000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2.833cm" style:rel-column-width="10921*"/>
    </style:style>
    <style:style style:name="Πίνακας6.B" style:family="table-column">
      <style:table-column-properties style:column-width="2.833cm" style:rel-column-width="10922*"/>
    </style:style>
    <style:style style:name="Πίνακας6.D" style:family="table-column">
      <style:table-column-properties style:column-width="2.835cm" style:rel-column-width="10924*"/>
    </style:style>
    <style:style style:name="Πίνακας6.F" style:family="table-column">
      <style:table-column-properties style:column-width="2.833cm" style:rel-column-width="10923*"/>
    </style:style>
    <style:style style:name="Πίνακας6.1" style:family="table-row">
      <style:table-row-properties style:min-row-height="1.169cm"/>
    </style:style>
    <style:style style:name="Πίνακας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6.F1" style:family="table-cell">
      <style:table-cell-properties fo:padding="0.097cm" fo:border="0.05pt solid #000000"/>
    </style:style>
    <style:style style:name="Πίνακας6.A2" style:family="table-cell">
      <style:table-cell-properties fo:padding="0.097cm" fo:border-left="0.05pt solid #000000" fo:border-right="none" fo:border-top="none" fo:border-bottom="0.05pt solid #000000"/>
    </style:style>
    <style:style style:name="Πίνακας6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7cm" table:align="margins"/>
    </style:style>
    <style:style style:name="Πίνακας7.A" style:family="table-column">
      <style:table-column-properties style:column-width="2.833cm" style:rel-column-width="10921*"/>
    </style:style>
    <style:style style:name="Πίνακας7.B" style:family="table-column">
      <style:table-column-properties style:column-width="2.833cm" style:rel-column-width="10922*"/>
    </style:style>
    <style:style style:name="Πίνακας7.D" style:family="table-column">
      <style:table-column-properties style:column-width="2.835cm" style:rel-column-width="10924*"/>
    </style:style>
    <style:style style:name="Πίνακας7.F" style:family="table-column">
      <style:table-column-properties style:column-width="2.833cm" style:rel-column-width="10923*"/>
    </style:style>
    <style:style style:name="Πίνακας7.1" style:family="table-row">
      <style:table-row-properties style:min-row-height="1.169cm"/>
    </style:style>
    <style:style style:name="Πίνακας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7.F1" style:family="table-cell">
      <style:table-cell-properties fo:padding="0.097cm" fo:border="0.05pt solid #000000"/>
    </style:style>
    <style:style style:name="Πίνακας7.A2" style:family="table-cell">
      <style:table-cell-properties fo:padding="0.097cm" fo:border-left="0.05pt solid #000000" fo:border-right="none" fo:border-top="none" fo:border-bottom="0.05pt solid #000000"/>
    </style:style>
    <style:style style:name="Πίνακας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92cd7" officeooo:paragraph-rsid="00192cd7" style:font-weight-asian="normal" style:font-weight-complex="normal"/>
    </style:style>
    <style:style style:name="P2" style:family="paragraph" style:parent-style-name="Text_20_body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62a3b" officeooo:paragraph-rsid="00170be0" style:font-size-asian="12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ddf9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l" fo:country="GR" fo:font-weight="bold" officeooo:rsid="001ea5fd" officeooo:paragraph-rsid="000ddf9f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ddf9f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ddf9f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ddf9f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70be0" officeooo:paragraph-rsid="000ddf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0ddf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47f83" officeooo:paragraph-rsid="001120d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9562d" officeooo:paragraph-rsid="0026817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46ea25" officeooo:paragraph-rsid="0046ea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120dd" style:font-size-asian="12pt" style:font-weight-asian="bold" style:font-size-complex="12pt" style:font-weight-complex="bold"/>
    </style:style>
    <style:style style:name="P1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2cd9d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2ef2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bd03a" officeooo:paragraph-rsid="002cd9df" style:font-size-asian="12pt" style:font-weight-asian="bold" style:font-size-complex="12pt" style:font-weight-complex="bold"/>
    </style:style>
    <style:style style:name="P1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b1ee8" officeooo:paragraph-rsid="001120d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3d55e" officeooo:paragraph-rsid="000ddf9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ddf9f"/>
    </style:style>
    <style:style style:name="P20" style:family="paragraph" style:parent-style-name="Standard">
      <style:text-properties fo:language="el" fo:country="GR" officeooo:rsid="002cd9df" officeooo:paragraph-rsid="002cd9df"/>
    </style:style>
    <style:style style:name="P21" style:family="paragraph" style:parent-style-name="Standard">
      <style:text-properties fo:language="el" fo:country="GR" fo:font-weight="bold" officeooo:rsid="002cd9df" officeooo:paragraph-rsid="002cd9df" style:font-weight-asian="bold" style:font-weight-complex="bold"/>
    </style:style>
    <style:style style:name="P22" style:family="paragraph" style:parent-style-name="Standard">
      <style:text-properties fo:language="el" fo:country="GR" fo:font-weight="bold" officeooo:rsid="002cd9df" officeooo:paragraph-rsid="003d79d5" style:font-weight-asian="bold" style:font-weight-complex="bold"/>
    </style:style>
    <style:style style:name="P23" style:family="paragraph" style:parent-style-name="Standard">
      <style:text-properties fo:language="el" fo:country="GR" fo:font-weight="bold" officeooo:rsid="002cd9df" officeooo:paragraph-rsid="0046ea25" style:font-weight-asian="bold" style:font-weight-complex="bold"/>
    </style:style>
    <style:style style:name="P24" style:family="paragraph" style:parent-style-name="Standard">
      <style:text-properties fo:language="el" fo:country="GR" fo:font-weight="bold" officeooo:rsid="002cd9df" officeooo:paragraph-rsid="00484ba7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1120dd"/>
    </style:style>
    <style:style style:name="P26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3b3faf"/>
    </style:style>
    <style:style style:name="P27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3da589"/>
    </style:style>
    <style:style style:name="P28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46ea25"/>
    </style:style>
    <style:style style:name="P2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4a901" officeooo:paragraph-rsid="000ddf9f" style:font-size-asian="12pt" style:font-weight-asian="normal" style:font-size-complex="12pt" style:font-weight-complex="normal"/>
    </style:style>
    <style:style style:name="P30" style:family="paragraph" style:parent-style-name="Standard">
      <style:text-properties fo:language="en" fo:country="US" fo:font-weight="bold" officeooo:rsid="003d79d5" officeooo:paragraph-rsid="003d79d5" style:font-weight-asian="bold" style:font-weight-complex="bold"/>
    </style:style>
    <style:style style:name="P31" style:family="paragraph" style:parent-style-name="Table_20_Contents">
      <style:text-properties fo:color="#000000" style:font-name="Liberation Serif" fo:font-weight="bold" style:font-weight-asian="bold" style:font-weight-complex="bold"/>
    </style:style>
    <style:style style:name="P32" style:family="paragraph" style:parent-style-name="Table_20_Contents">
      <style:text-properties fo:color="#000000" style:font-name="Liberation Serif" fo:font-style="italic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paragraph-rsid="002cd9df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paragraph-rsid="003d79d5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paragraph-rsid="0046ea25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paragraph-rsid="00484ba7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2cd9df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3d79d5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46ea25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484ba7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2cd9df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3d79d5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46ea25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484ba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d58e" officeooo:paragraph-rsid="002cd9df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2cd9df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3d79d5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46ea25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484ba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2cd9df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3d79d5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46ea25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484ba7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33f4c7" officeooo:paragraph-rsid="0033f4c7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352d52" officeooo:paragraph-rsid="00352d52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1bfc6" officeooo:paragraph-rsid="0041bfc6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2da27" officeooo:paragraph-rsid="0042da27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2da27" officeooo:paragraph-rsid="0046ea25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2da27" officeooo:paragraph-rsid="00484ba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97545" officeooo:paragraph-rsid="00497545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b16a0" officeooo:paragraph-rsid="004b16a0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c364e" officeooo:paragraph-rsid="004c364e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c466d" officeooo:paragraph-rsid="004c466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e3859" officeooo:paragraph-rsid="004e3859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502875" officeooo:paragraph-rsid="00502875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51c60c" officeooo:paragraph-rsid="0051c60c" style:font-size-asian="12pt" style:font-weight-asian="bold" style:font-size-complex="12pt" style:font-weight-complex="bold"/>
    </style:style>
    <style:style style:name="P67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47f83" style:font-size-asian="12pt" style:font-weight-asian="bold" style:font-size-complex="12pt" style:font-weight-complex="bold"/>
    </style:style>
    <style:style style:name="P68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147f83" style:font-size-asian="12pt" style:font-weight-asian="bold" style:font-size-complex="12pt" style:font-weight-complex="bold"/>
    </style:style>
    <style:style style:name="P69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weight="bold" officeooo:paragraph-rsid="00147f83" style:font-weight-asian="bold" style:font-weight-complex="bold"/>
    </style:style>
    <style:style style:name="T1" style:family="text">
      <style:text-properties fo:font-variant="normal" fo:text-transform="none" fo:color="#000000" style:font-name="Liberation Serif" fo:letter-spacing="normal" fo:font-style="normal" style:text-underline-style="none" officeooo:rsid="000bd03a"/>
    </style:style>
    <style:style style:name="T2" style:family="text">
      <style:text-properties fo:font-variant="normal" fo:text-transform="none" fo:color="#000000" style:font-name="Liberation Serif" fo:letter-spacing="normal" fo:font-style="normal" style:text-underline-style="none" officeooo:rsid="002db6ce"/>
    </style:style>
    <style:style style:name="T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e7d2f" style:font-weight-asian="bold" style:font-weight-complex="bold"/>
    </style:style>
    <style:style style:name="T4" style:family="text">
      <style:text-properties fo:font-variant="normal" fo:text-transform="none" fo:color="#000000" style:font-name="Liberation Serif" fo:letter-spacing="normal" fo:font-style="normal" style:text-underline-style="none" officeooo:rsid="002e7d2f"/>
    </style:style>
    <style:style style:name="T5" style:family="text">
      <style:text-properties fo:font-variant="normal" fo:text-transform="none" fo:color="#000000" style:font-name="Liberation Serif" fo:letter-spacing="normal" fo:font-style="normal" style:text-underline-style="none" officeooo:rsid="002ef2cc"/>
    </style:style>
    <style:style style:name="T6" style:family="text">
      <style:text-properties fo:font-variant="normal" fo:text-transform="none" fo:color="#000000" style:font-name="Liberation Serif" fo:letter-spacing="normal" fo:font-style="normal" style:text-underline-style="none" officeooo:rsid="0036fda6"/>
    </style:style>
    <style:style style:name="T7" style:family="text">
      <style:text-properties fo:font-variant="normal" fo:text-transform="none" fo:color="#000000" style:font-name="Liberation Serif" fo:letter-spacing="normal" fo:font-style="normal" style:text-underline-style="none" officeooo:rsid="00377d95"/>
    </style:style>
    <style:style style:name="T8" style:family="text">
      <style:text-properties fo:font-variant="normal" fo:text-transform="none" fo:color="#000000" style:font-name="Liberation Serif" fo:letter-spacing="normal" fo:font-style="normal" style:text-underline-style="none" officeooo:rsid="00383a6d"/>
    </style:style>
    <style:style style:name="T9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7d2f" style:font-weight-asian="bold" style:font-weight-complex="bold"/>
    </style:style>
    <style:style style:name="T10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f2cc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db6ce" style:font-weight-asian="bold" style:font-weight-complex="bold"/>
    </style:style>
    <style:style style:name="T1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7d2f"/>
    </style:style>
    <style:style style:name="T1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f2cc"/>
    </style:style>
    <style:style style:name="T14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6fda6"/>
    </style:style>
    <style:style style:name="T15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db6ce"/>
    </style:style>
    <style:style style:name="T16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77d95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ddf9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70be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dca1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8c539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02e16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ddf9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120d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4a901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3da589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46ea25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US" fo:font-style="normal" officeooo:rsid="00162a3b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US" fo:font-style="normal" officeooo:rsid="001120dd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US" fo:font-style="normal" officeooo:rsid="0012f1d7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US" fo:font-style="normal" officeooo:rsid="00147f8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language="en" fo:country="US" fo:font-style="normal" officeooo:rsid="0014a901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language="en" fo:country="US" fo:font-style="normal" officeooo:rsid="000fdd05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US" fo:font-style="normal" officeooo:rsid="00102e16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US" fo:font-style="normal" officeooo:rsid="0011933d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US" fo:font-style="normal" officeooo:rsid="001f49f9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US" fo:font-style="normal" officeooo:rsid="0020f15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US" fo:font-style="normal" officeooo:rsid="0029910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US" fo:font-style="normal" officeooo:rsid="00233b73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US" fo:font-style="normal" officeooo:rsid="00250c06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en" fo:country="US" fo:font-style="normal" officeooo:rsid="00268179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en" fo:country="US" fo:font-style="normal" officeooo:rsid="0027c841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en" fo:country="US" fo:font-style="normal" officeooo:rsid="002908a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en" fo:country="US" fo:font-style="normal" officeooo:rsid="002c1aee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en" fo:country="US" fo:font-style="normal" officeooo:rsid="002fee52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language="en" fo:country="US" fo:font-style="normal" officeooo:rsid="003da589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en" fo:country="US" fo:font-style="normal" officeooo:rsid="0045c826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language="en" fo:country="US" fo:font-style="normal" officeooo:rsid="0046ea25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ddf9f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dca1e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language="el" fo:country="GR" fo:font-style="normal" officeooo:rsid="000b1ee8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el" fo:country="GR" fo:font-style="normal" officeooo:rsid="001120dd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el" fo:country="GR" fo:font-style="normal" officeooo:rsid="0012f1d7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el" fo:country="GR" fo:font-style="normal" officeooo:rsid="00147f83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language="el" fo:country="GR" fo:font-style="normal" officeooo:rsid="0014a901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language="el" fo:country="GR" fo:font-style="normal" officeooo:rsid="000fdd05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language="el" fo:country="GR" fo:font-style="normal" officeooo:rsid="00102e16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language="el" fo:country="GR" fo:font-style="normal" officeooo:rsid="0011933d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language="el" fo:country="GR" fo:font-style="normal" officeooo:rsid="001f49f9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language="el" fo:country="GR" fo:font-style="normal" officeooo:rsid="0020f15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language="el" fo:country="GR" fo:font-style="normal" officeooo:rsid="00299100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language="el" fo:country="GR" fo:font-style="normal" officeooo:rsid="00233b73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language="el" fo:country="GR" fo:font-style="normal" officeooo:rsid="00250c06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language="el" fo:country="GR" fo:font-style="normal" officeooo:rsid="00268179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language="el" fo:country="GR" fo:font-style="normal" officeooo:rsid="0027c841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language="el" fo:country="GR" fo:font-style="normal" officeooo:rsid="002908a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language="el" fo:country="GR" fo:font-style="normal" officeooo:rsid="002c1aee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language="el" fo:country="GR" fo:font-style="normal" officeooo:rsid="002fee52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language="el" fo:country="GR" fo:font-style="normal" officeooo:rsid="00361efc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language="el" fo:country="GR" fo:font-style="normal" officeooo:rsid="0036fda6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language="el" fo:country="GR" fo:font-style="normal" officeooo:rsid="003da589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language="el" fo:country="GR" fo:font-style="normal" officeooo:rsid="003f118a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language="el" fo:country="GR" fo:font-style="normal" officeooo:rsid="0045c82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language="el" fo:country="GR" fo:font-style="normal" officeooo:rsid="0046ea25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language="el" fo:country="GR" fo:font-style="normal" officeooo:rsid="004e74c6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20d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933d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2c1aee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3da589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46ea25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46ea25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0ddf9f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170be0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bold" officeooo:rsid="000ddf9f" style:font-size-asian="12pt" style:font-weight-asian="bold" style:font-size-complex="12pt" style:font-weight-complex="bold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officeooo:rsid="00162a3b" style:font-size-asian="12pt" style:font-size-complex="12pt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officeooo:rsid="002c1aee" style:font-size-asian="12pt" style:font-size-complex="12pt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8" style:family="text">
      <style:text-properties officeooo:rsid="0005c294"/>
    </style:style>
    <style:style style:name="T99" style:family="text">
      <style:text-properties fo:language="en" fo:country="US" officeooo:rsid="00068153"/>
    </style:style>
    <style:style style:name="T100" style:family="text">
      <style:text-properties fo:language="en" fo:country="US" officeooo:rsid="0007ff66"/>
    </style:style>
    <style:style style:name="T101" style:family="text">
      <style:text-properties fo:language="en" fo:country="US" style:text-underline-style="none" fo:font-weight="bold" officeooo:rsid="0010208b" style:font-weight-asian="bold" style:font-weight-complex="bold"/>
    </style:style>
    <style:style style:name="T102" style:family="text">
      <style:text-properties fo:language="en" fo:country="US" officeooo:rsid="003d79d5"/>
    </style:style>
    <style:style style:name="T103" style:family="text">
      <style:text-properties fo:language="el" fo:country="GR" officeooo:rsid="00068153"/>
    </style:style>
    <style:style style:name="T104" style:family="text">
      <style:text-properties officeooo:rsid="000f2a7f"/>
    </style:style>
    <style:style style:name="T105" style:family="text">
      <style:text-properties fo:font-style="italic"/>
    </style:style>
    <style:style style:name="T106" style:family="text">
      <style:text-properties officeooo:rsid="000b1ee8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officeooo:rsid="001ab336"/>
    </style:style>
    <style:style style:name="T109" style:family="text">
      <style:text-properties officeooo:rsid="0033f4c7"/>
    </style:style>
    <style:style style:name="T110" style:family="text">
      <style:text-properties officeooo:rsid="00352d52"/>
    </style:style>
    <style:style style:name="T111" style:family="text">
      <style:text-properties officeooo:rsid="003b66b8"/>
    </style:style>
    <style:style style:name="T112" style:family="text">
      <style:text-properties officeooo:rsid="003bdaf1"/>
    </style:style>
    <style:style style:name="T113" style:family="text">
      <style:text-properties officeooo:rsid="0046ea25"/>
    </style:style>
    <style:style style:name="T114" style:family="text">
      <style:text-properties officeooo:rsid="00484ba7"/>
    </style:style>
    <style:style style:name="T115" style:family="text">
      <style:text-properties officeooo:rsid="00497545"/>
    </style:style>
    <style:style style:name="T116" style:family="text">
      <style:text-properties officeooo:rsid="004b16a0"/>
    </style:style>
    <style:style style:name="T117" style:family="text">
      <style:text-properties officeooo:rsid="004c364e"/>
    </style:style>
    <style:style style:name="T118" style:family="text">
      <style:text-properties officeooo:rsid="005028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LANOMA MACHINE LEARNING</text:p>
      <text:p text:style-name="P3"/>
      <text:p text:style-name="P4">Σαλτερ<text:span text:style-name="T104">ή</text:span>ς Γε<text:span text:style-name="T104">ώ</text:span>ργιος 2136</text:p>
      <text:p text:style-name="P4">Μουλόπουλος Αντώνιος 2104</text:p>
      <text:p text:style-name="P5"/>
      <text:p text:style-name="P6"/>
      <text:p text:style-name="P6"><text:span text:style-name="T98">Αποτελεσματα απο την εκπαίδευση διαφορων </text:span><text:span text:style-name="T99">clasifiers </text:span><text:span text:style-name="T103">που προβλεπουν αν καποιος εχει μελανομα η όχι. Οι </text:span><text:span text:style-name="T99">classifier </text:span><text:span text:style-name="T103">που χρησιμοποιουμε είναι οι </text:span><text:span text:style-name="T100">R</text:span><text:span text:style-name="T99">andom </text:span><text:span text:style-name="T100">F</text:span><text:span text:style-name="T99">orest, </text:span><text:bookmark text:name="Linear-Regression"/><text:span text:style-name="T18">Linear Regression,</text:span><text:bookmark text:name="SVM"/><text:span text:style-name="T18">SVM </text:span><text:span text:style-name="T22">Linear</text:span><text:span text:style-name="T18">,</text:span><text:bookmark text:name="LINEAR-LOGISTIC-REGRESSION"/><text:span text:style-name="T18">L</text:span><text:span text:style-name="T19">inear</text:span><text:span text:style-name="T18"> L</text:span><text:span text:style-name="T19">ogistic</text:span><text:span text:style-name="T18"> R</text:span><text:bookmark text:name="OLS"/><text:span text:style-name="T19">egression</text:span><text:span text:style-name="T18">,OLS, </text:span><text:span text:style-name="T54">GaussianNB,</text:span><text:span text:style-name="T55"> </text:span><text:span text:style-name="T20">Decision Tree </text:span><text:span text:style-name="T56">και </text:span><text:span text:style-name="T22">Perceptron</text:span><text:span text:style-name="T54">.</text:span></text:p>
      <text:p text:style-name="P7"/>
      <text:p text:style-name="P19"><text:span text:style-name="T89">Γ</text:span><text:span text:style-name="T88">ια το παρακατω πειραμα κρατήσαμε ολα τα </text:span><text:span text:style-name="T17">snp </text:span><text:span text:style-name="T88">με</text:span><text:span text:style-name="T92"> </text:span><text:span text:style-name="T23">pvalue &lt;= 0.0</text:span><text:span text:style-name="T24">0</text:span><text:span text:style-name="T23">01 </text:span><text:span text:style-name="T90">από το αρχείο </text:span><text:span text:style-name="T27">assoc </text:span><text:span text:style-name="T90">που πήραμε απο το</text:span><text:span text:style-name="T93"> </text:span><text:span text:style-name="T27">plink</text:span><text:span text:style-name="T23">. <text:s/></text:span><text:span text:style-name="T91">Το </text:span><text:span text:style-name="T21">assoc </text:span><text:span text:style-name="T91">αρχείο είναι της μορφής:</text:span></text:p>
      <text:p text:style-name="P8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31">CHR</text:p>
          </table:table-cell>
          <table:table-cell table:style-name="Πίνακας1.B1" office:value-type="string">
            <text:p text:style-name="P31">Chromosome code</text:p>
          </table:table-cell>
        </table:table-row>
        <table:table-row>
          <table:table-cell table:style-name="Πίνακας1.A2" office:value-type="string">
            <text:p text:style-name="P31">SNP</text:p>
          </table:table-cell>
          <table:table-cell table:style-name="Πίνακας1.B2" office:value-type="string">
            <text:p text:style-name="P31">Variant identifier</text:p>
          </table:table-cell>
        </table:table-row>
        <table:table-row>
          <table:table-cell table:style-name="Πίνακας1.A2" office:value-type="string">
            <text:p text:style-name="P31">BP</text:p>
          </table:table-cell>
          <table:table-cell table:style-name="Πίνακας1.B2" office:value-type="string">
            <text:p text:style-name="P31">Base-pair coordinate</text:p>
          </table:table-cell>
        </table:table-row>
        <table:table-row>
          <table:table-cell table:style-name="Πίνακας1.A2" office:value-type="string">
            <text:p text:style-name="P31">A1</text:p>
          </table:table-cell>
          <table:table-cell table:style-name="Πίνακας1.B2" office:value-type="string">
            <text:p text:style-name="P31">Allele 1 (usually minor)</text:p>
          </table:table-cell>
        </table:table-row>
        <table:table-row>
          <table:table-cell table:style-name="Πίνακας1.A2" office:value-type="string">
            <text:p text:style-name="P31">F_A</text:p>
          </table:table-cell>
          <table:table-cell table:style-name="Πίνακας1.B2" office:value-type="string">
            <text:p text:style-name="P31">Allele 1 frequency among cases</text:p>
          </table:table-cell>
        </table:table-row>
        <table:table-row>
          <table:table-cell table:style-name="Πίνακας1.A2" office:value-type="string">
            <text:p text:style-name="P31">F_U</text:p>
          </table:table-cell>
          <table:table-cell table:style-name="Πίνακας1.B2" office:value-type="string">
            <text:p text:style-name="P31">Allele 1 frequency among controls</text:p>
          </table:table-cell>
        </table:table-row>
        <table:table-row>
          <table:table-cell table:style-name="Πίνακας1.A2" office:value-type="string">
            <text:p text:style-name="P31">A2</text:p>
          </table:table-cell>
          <table:table-cell table:style-name="Πίνακας1.B2" office:value-type="string">
            <text:p text:style-name="P31">Allele 2</text:p>
          </table:table-cell>
        </table:table-row>
        <table:table-row>
          <table:table-cell table:style-name="Πίνακας1.A2" office:value-type="string">
            <text:p text:style-name="P32">CHISQ</text:p>
          </table:table-cell>
          <table:table-cell table:style-name="Πίνακας1.B2" office:value-type="string">
            <text:p text:style-name="P31">Allelic test chi-square statistic. <text:span text:style-name="T105">Not present with 'fisher'/'fisher-midp' modifier.</text:span></text:p>
          </table:table-cell>
        </table:table-row>
        <table:table-row>
          <table:table-cell table:style-name="Πίνακας1.A2" office:value-type="string">
            <text:p text:style-name="P31">P</text:p>
          </table:table-cell>
          <table:table-cell table:style-name="Πίνακας1.B2" office:value-type="string">
            <text:p text:style-name="P31">Allelic test p-value</text:p>
          </table:table-cell>
        </table:table-row>
        <table:table-row>
          <table:table-cell table:style-name="Πίνακας1.A2" office:value-type="string">
            <text:p text:style-name="P31">OR</text:p>
          </table:table-cell>
          <table:table-cell table:style-name="Πίνακας1.B2" office:value-type="string">
            <text:p text:style-name="P31">odds(allele 1 | case) / odds(allele 1 | control)</text:p>
          </table:table-cell>
        </table:table-row>
      </table:table>
      <text:p text:style-name="P9"/>
      <text:p text:style-name="P9"/>
      <text:p text:style-name="P25"><text:span text:style-name="T57">Γ</text:span><text:span text:style-name="T58">ια να στήσουμε τον πινακα </text:span><text:span text:style-name="T82">ασθενείς-</text:span><text:span text:style-name="T28">features, </text:span><text:span text:style-name="T58">όπου </text:span><text:span text:style-name="T34">feature </text:span><text:span text:style-name="T58">είναι ένα </text:span><text:span text:style-name="T34">snp, </text:span><text:span text:style-name="T58">κωδικοποιούμε το κάθε </text:span><text:span text:style-name="T34">snp </text:span><text:span text:style-name="T58">σε 0 ή 1 ή 2. </text:span><text:span text:style-name="T59">Για να ξεκινήσουμε την κωδικοποίηση των </text:span><text:span text:style-name="T35">snps </text:span><text:span text:style-name="T59">όπως είπαμε και πριν πρέπει πρώτα να εξάγουμε το </text:span><text:span text:style-name="T35">lgen </text:span><text:span text:style-name="T59">αρχείο των ασθενών με τη χρήση του </text:span><text:span text:style-name="T35">plink. </text:span><text:span text:style-name="T36">To lgen </text:span><text:span text:style-name="T60">αρχείο είναι ξεχωριστό για κάθε χρωμόσωμα και περίεχει το </text:span><text:span text:style-name="T36">snp </text:span><text:span text:style-name="T60">του ασθενή με τα </text:span><text:span text:style-name="T36">allele </text:span><text:span text:style-name="T60">του. Είναι της μορφής:</text:span></text:p>
      <text:p text:style-name="P13"/>
      <text:list xml:id="list2078448907783413111" text:style-name="L1">
        <text:list-item>
          <text:p text:style-name="P67">Family ID</text:p>
        </text:list-item>
        <text:list-item>
          <text:p text:style-name="P68">Within-family ID</text:p>
        </text:list-item>
        <text:list-item>
          <text:p text:style-name="P68">Variant identifier</text:p>
        </text:list-item>
        <text:list-item>
          <text:p text:style-name="P68">Allele 1 </text:p>
        </text:list-item>
        <text:list-item>
          <text:p text:style-name="P69"><text:span text:style-name="T94">Allele </text:span><text:span text:style-name="T33">2</text:span></text:p>
        </text:list-item>
      </text:list>
      <text:p text:style-name="P1"><text:span text:style-name="T95">Τ</text:span><text:span text:style-name="T94">ο </text:span><text:span text:style-name="T32">snp </text:span><text:span text:style-name="T94">κάθε ασθένη παίρνει τον κωδικό 0 αν το </text:span><text:span text:style-name="T32">allele1 </text:span><text:span text:style-name="T97">και </text:span><text:span text:style-name="T94">το </text:span><text:span text:style-name="T32">allele2 </text:span><text:span text:style-name="T94">απο το </text:span><text:span text:style-name="T32">lgen </text:span><text:span text:style-name="T94">αρχείο είναι διαφορετικο από το </text:span><text:span text:style-name="T32">allele1(A1) </text:span><text:span text:style-name="T94">του </text:span><text:span text:style-name="T32">assoc </text:span><text:span text:style-name="T94">αρχείου, <text:s/>παίρνει τον κωδικό 1 αν <text:s/></text:span><text:span text:style-name="T97">μόνο</text:span><text:span text:style-name="T92"> </text:span><text:span text:style-name="T94">ένα από τα </text:span><text:span text:style-name="T32">allele1 </text:span><text:span text:style-name="T94">και </text:span><text:span text:style-name="T32">allele2 </text:span><text:span text:style-name="T94">απο το </text:span><text:span text:style-name="T32">lgen </text:span><text:span text:style-name="T94">αρχείο είναι ίδια με το </text:span><text:span text:style-name="T32">allele1(A1) </text:span><text:span text:style-name="T94">του </text:span><text:span text:style-name="T32">assoc </text:span><text:span text:style-name="T94">αρχείου και τέλος <text:s/>παίρνει τον κωδικό 2 αν το </text:span><text:span text:style-name="T32">allele1 </text:span><text:span text:style-name="T97">και</text:span><text:span text:style-name="T94"> το </text:span><text:span text:style-name="T32">allele2 </text:span><text:span text:style-name="T94">απο το </text:span><text:span text:style-name="T32">lgen </text:span><text:span text:style-name="T94">αρχείο είναι ίδια με το </text:span><text:span text:style-name="T32">allele1(A1) </text:span><text:span text:style-name="T94">του </text:span><text:span text:style-name="T32">assoc </text:span><text:span text:style-name="T94">αρχείου.</text:span></text:p>
      <text:p text:style-name="P2"/>
      <text:p text:style-name="P10"/>
      <text:p text:style-name="P10"/>
      <text:p text:style-name="P10"><text:soft-page-break/></text:p>
      <text:p text:style-name="P10"/>
      <text:p text:style-name="P17"/>
      <text:p text:style-name="P26"><text:span text:style-name="T57">Τ</text:span><text:span text:style-name="T61">α </text:span><text:span text:style-name="T37">snp</text:span><text:span text:style-name="T38">s</text:span><text:span text:style-name="T37"> </text:span><text:span text:style-name="T61">με </text:span><text:span text:style-name="T25">pvalue &lt;= 0.</text:span><text:span text:style-name="T24">0</text:span><text:span text:style-name="T25">001 </text:span><text:span text:style-name="T61">είναι 5415 για να αποφύγουμε το </text:span><text:span text:style-name="T29">overfitting </text:span><text:span text:style-name="T61">μειώνουμε τα </text:span><text:span text:style-name="T37">snps </text:span><text:span text:style-name="T61">με τ</text:span><text:span text:style-name="T62">ον εξής τρόπο, τον οποίο σκεφτήκαμε μόνοι μας. Αφού στήσουμε τον πίνακα με του</text:span><text:span text:style-name="T75">ς</text:span><text:span text:style-name="T62"> ασθενείς και τα χαρακτηριστικά τους, </text:span><text:span text:style-name="T63">στη συνέχεια βρίσκουμε τον πίνακα με τ</text:span><text:span text:style-name="T39">o</text:span><text:span text:style-name="T63"> </text:span><text:span text:style-name="T26">cosine similarity </text:span><text:span text:style-name="T63">μεταξύ των </text:span><text:span text:style-name="T39">snps </text:span><text:span text:style-name="T63">χρησιμοποιώντας την εντολή </text:span><text:span text:style-name="T83">metrics.pairwise.cosine_similarity. </text:span><text:span text:style-name="T64">Ορίζουμε έναν </text:span><text:span text:style-name="T40">counter </text:span><text:span text:style-name="T64">για κάθε </text:span><text:span text:style-name="T40">snp.</text:span><text:span text:style-name="T83"> </text:span><text:span text:style-name="T65">Αρχικά σκεφτήκαμε να κρατήσουμε τα </text:span><text:span text:style-name="T41">snps </text:span><text:span text:style-name="T65">που δεν είναι και πολυ όμοι</text:span><text:span text:style-name="T76">α</text:span><text:span text:style-name="T65"> μεταξύ τους συύμφωνα με την κωδικοποίηση που αναφέραμε και πιο πάνω. </text:span><text:span text:style-name="T66">Έτσι κρατήσαμε τα </text:span><text:span text:style-name="T42">snps </text:span><text:span text:style-name="T66">που ειχαν ομοιότητα μεγαλύτερη ή ίση με 0,3 και μικότερη ή ίση με 0,6. </text:span><text:span text:style-name="T67">Τα </text:span><text:span text:style-name="T43">snps </text:span><text:span text:style-name="T67">από αυτήν τ</text:span><text:span text:style-name="T80">η </text:span><text:span text:style-name="T66">περιμέναμε. </text:span><text:span text:style-name="T68">Αυτό ίσως να συνέβη, το ότι οι </text:span><text:span text:style-name="T44">classifiers </text:span><text:span text:style-name="T68">δεν έκαναν καλή δουλειά, επειδή </text:span><text:span text:style-name="T69">κρατούσαμε στήλες που ήταν αρκετά ανόμοι</text:span><text:span text:style-name="T76">ες</text:span><text:span text:style-name="T69"> μεταξύ τους με αποτέλεσμα οι </text:span><text:span text:style-name="T45">classifiers </text:span><text:span text:style-name="T69">να μπορούν να πάρουν αποφάσεις μόνο για συγκεκριμένες περιπτώσεις.</text:span><text:span text:style-name="T66"> </text:span></text:p>
      <text:p text:style-name="P26"><text:span text:style-name="T66"><text:s text:c="8"/>Τ</text:span><text:span text:style-name="T70">ο επόμενο βήμα ήταν να κρατήσουμε όλα τα </text:span><text:span text:style-name="T46">snps </text:span><text:span text:style-name="T70">που δεν ανήκουν στην παραπάνω περιοχή ομοιότητας, δηλαδή να έχουν ομοιότητα μικρότερη απο 0,3 και μεγαλύτερη από 0,6 . </text:span><text:span text:style-name="T71">Από αυτά τα </text:span><text:span text:style-name="T47">snps </text:span><text:span text:style-name="T71">αφαιρέσαμε τα </text:span><text:span text:style-name="T47">snps </text:span><text:span text:style-name="T71">που έχουν ομοιότητα 1 με κάποιο άλλο, δηλαδή έχουν ακριβώς την ίδια κωδικοποίηση. </text:span><text:span text:style-name="T72">Επίσης κρατήσαμε τα </text:span><text:span text:style-name="T48">snps <text:s/></text:span><text:span text:style-name="T72">που είναι μικρότερα απο το 10% των </text:span><text:span text:style-name="T48">snps </text:span><text:span text:style-name="T72">που ανήκουν στην περιοχή </text:span><text:span text:style-name="T72"><draw:frame draw:style-name="fr1" draw:name="Αντικείμενο1" text:anchor-type="as-char" svg:y="-0.377cm" svg:width="2.16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2">. Αυτό το κάναμε για να έχουμε </text:span><text:span text:style-name="T49">snps </text:span><text:span text:style-name="T73">που να καλύπτουν όσες το δυνατόν περισσότερες περιπτώσεις. Τα </text:span><text:span text:style-name="T49">snps </text:span><text:span text:style-name="T73">από αυτή την διαδικασία ήταν </text:span><text:span text:style-name="T96">2563</text:span><text:span text:style-name="T73"> και τα αποτελέσματα φαίνονται στον </text:span><text:span text:style-name="T84">πίνακα2. </text:span></text:p>
      <text:p text:style-name="P27"><text:span text:style-name="T84"><text:s text:c="8"/></text:span><text:span text:style-name="T73">Κάναμε και μια τρίτη δοκιμή, επιλέξαμε 2563 </text:span><text:span text:style-name="T49">snps </text:span><text:span text:style-name="T73">με τυχαίο τρόπο </text:span><text:span text:style-name="T74">που δεν ανήκουν στα </text:span><text:span text:style-name="T50">snps </text:span><text:span text:style-name="T74">που επιλέξαμε στη πιο πάνω διαδικασία</text:span><text:span text:style-name="T73"> και τα αποτελέσματα φαίνονται στον </text:span><text:span text:style-name="T84">πίνακα3. </text:span></text:p>
      <text:p text:style-name="P27"><text:span text:style-name="T84"><text:s text:c="8"/></text:span><text:span text:style-name="T79">Επίσης</text:span><text:span text:style-name="T77"> κάναμε και μια δοκιμή και με όλα τα </text:span><text:span text:style-name="T51">features </text:span><text:span text:style-name="T77">που είναι 5415</text:span><text:span text:style-name="T51">. </text:span><text:span text:style-name="T77">Τα αποτελέσματα αυτής της δοκιμής φαίνονται στον </text:span><text:span text:style-name="T85">πίνακα4. <text:s/></text:span><text:span text:style-name="T77">Προσοχή, το να επιλέξουμε όλα τα </text:span><text:span text:style-name="T51">snps </text:span><text:span text:style-name="T77">μπορεί να οδηγήσει σε </text:span><text:span text:style-name="T30">overfitting </text:span><text:span text:style-name="T78">όπως είπαμε και πιο πάνω</text:span><text:span text:style-name="T30">.</text:span></text:p>
      <text:p text:style-name="P28"><text:span text:style-name="T30"><text:s text:c="8"/></text:span><text:span text:style-name="T79">Για τη μείωση των </text:span><text:span text:style-name="T52">features </text:span><text:span text:style-name="T79">χρησιμοποιήσαμε και 2 έτοιμες υλοποιήσεις της </text:span><text:span text:style-name="T52">python. </text:span><text:span text:style-name="T80">Η πρώτη υλοποίηση χρησιμοποιεί την τεχνική </text:span><text:span text:style-name="T31">r</text:span><text:span text:style-name="T86">emoving features with low variance, </text:span><text:span text:style-name="T80">η οποία αφαιρεί όλα τα </text:span><text:span text:style-name="T53">features </text:span><text:span text:style-name="T80">με βάση το </text:span><text:span text:style-name="T53">threshold </text:span><text:span text:style-name="T80">που έχουμε ορίσει, αν δεν ορίσουμε κάποιο <text:s/></text:span><text:span text:style-name="T53">threshold </text:span><text:span text:style-name="T80">αφαιρεί τα </text:span><text:span text:style-name="T53">feature </text:span><text:span text:style-name="T80">που έχουν την ίδια τιμή σε όλο το δείγμα. Τα αποτελέσματα αυτής της τεχνικής φαίνονται στον <text:s/></text:span><text:span text:style-name="T85">πίνακα</text:span><text:span text:style-name="T86">5 </text:span><text:span text:style-name="T81">με 1420 χαρακτηριστικά.</text:span><text:span text:style-name="T86"> </text:span><text:span text:style-name="T80">Η δεύτερη υλοποίηση χρησιμοποιεί την τεχνική </text:span><text:span text:style-name="T31">u</text:span><text:span text:style-name="T87">nivariate feature selection. </text:span><text:span text:style-name="T80">Αυτή η τεχνική κρατάει τα </text:span><text:span text:style-name="T53">k-</text:span><text:span text:style-name="T80">καλύτερα </text:span><text:span text:style-name="T53">features, </text:span><text:span text:style-name="T80">το </text:span><text:span text:style-name="T53">k</text:span><text:span text:style-name="T80"> το ορίζουμε εμείς. Τα αποτελέσματα αυτής της τεχνικής φαίνονται στον </text:span><text:span text:style-name="T86">πίνακα6.</text:span><text:span text:style-name="T31"> </text:span></text:p>
      <text:p text:style-name="P12"/>
      <text:p text:style-name="P27"><text:span text:style-name="T73">Η επιλογή των </text:span><text:span text:style-name="T49">snps </text:span><text:span text:style-name="T73">εξαρτάται κάθε φορά από το πλήθος των ασθενών που θα χρησιμοποιήσουμε για εκπαίδευση.</text:span></text:p>
      <text:p text:style-name="P18"/>
      <text:p text:style-name="P11">Οι ασθενεις μας ειναι στο συνολο 4980. Απο αυτούς <text:span text:style-name="T106">οι 3962 δεν εχουν την ασθενεια</text:span><text:span text:style-name="T101">(control = 0)</text:span><text:span text:style-name="T106"> και οι υπόλοιποι 1018 εχουν την ασθενεια</text:span><text:span text:style-name="T101">(case = 1)</text:span><text:span text:style-name="T106">.</text:span></text:p>
      <text:p text:style-name="P11"/>
      <text:p text:style-name="P29"><text:span text:style-name="T6">Για κάθε </text:span><text:span text:style-name="T14">classifier </text:span><text:span text:style-name="T6">χωρίζουμε τα <text:s/>δεδομένα που έχουμε σε 10 σύνολα που είναι ξένα μεταξύ τους</text:span><text:span text:style-name="T1">. </text:span><text:span text:style-name="T6">Άρα</text:span><text:span text:style-name="T14"> </text:span><text:span text:style-name="T6">τρέχουμε </text:span><text:span text:style-name="T7">κάθε </text:span><text:span text:style-name="T16">classifier</text:span><text:span text:style-name="T6"> δέκα φορές και κάθε φορά χρησιμοποιούμε τα 9 σύνολα ως δεδομένα εκπαίδευσης και το 1 σύνολο ως </text:span><text:span text:style-name="T14">test </text:span><text:span text:style-name="T6">για να δούμε την ικανότητα γενίκευση του </text:span><text:span text:style-name="T14">classifier.</text:span><text:span text:style-name="T1"> </text:span><text:span text:style-name="T2">Τα αποτελέσματα </text:span><text:span text:style-name="T6">που </text:span><text:span text:style-name="T2">φαίνονται στους παρακάτω πίνακες </text:span><text:span text:style-name="T6">είναι ο μέσος όρος των αποτελεσμάτων που πήραμε από τις 10 φορές που τρ</text:span><text:span text:style-name="T8">έ</text:span><text:span text:style-name="T6">ξαμε τον </text:span><text:span text:style-name="T14">clasifier</text:span><text:span text:style-name="T2">. Το </text:span><text:span text:style-name="T15">Cross validation </text:span><text:span text:style-name="T2">είναι το ποσοστό επιτυχιας της πρόβλεψης. Το </text:span><text:span text:style-name="T15">recall </text:span><text:span text:style-name="T2">υπολογίζεται από τον τύπο </text:span><text:span text:style-name="T11">true positives / <text:s/>(true positives + false negatives) </text:span><text:span text:style-name="T2">και το </text:span><text:span text:style-name="T15">precision </text:span><text:span text:style-name="T2">από τον τύπο </text:span><text:span text:style-name="T11">true positives / <text:s/>(true positives + false positives ). </text:span><text:span text:style-name="T3">Τ</text:span><text:span text:style-name="T9">rue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και πράγματι την έχει. </text:span><text:span text:style-name="T10">False</text:span><text:span text:style-name="T9">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</text:span><text:span text:style-name="T5">και στην πραγματικότητα δεν</text:span><text:span text:style-name="T4"> την έχει. </text:span><text:span text:style-name="T10">False</text:span><text:span text:style-name="T9"> </text:span><text:span text:style-name="T10">negatives</text:span><text:span text:style-name="T13"> </text:span><text:span text:style-name="T4">είναι η πρόβλεψη του </text:span><text:span text:style-name="T12">classifier </text:span><text:span text:style-name="T4">για κάποιον ασθενή ότι </text:span><text:span text:style-name="T5">δεν </text:span><text:span text:style-name="T4">έχει την ασθενεια </text:span><text:span text:style-name="T5">και στην πραγματικότητα </text:span><text:span text:style-name="T4">την έχει. </text:span></text:p>
      <text:p text:style-name="P15"/>
      <text:p text:style-name="P15"/>
      <text:p text:style-name="P15"><text:soft-page-break/></text:p>
      <text:p text:style-name="P15"/>
      <text:p text:style-name="P15"/>
      <text:p text:style-name="P16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A"/>
        <table:table-column table:style-name="Πίνακας2.D" table:number-columns-repeated="2"/>
        <table:table-column table:style-name="Πίνακας2.F"/>
        <table:table-row table:style-name="Πίνακας2.1">
          <table:table-cell table:style-name="Πίνακας2.A1" office:value-type="string">
            <text:p text:style-name="P33"/>
          </table:table-cell>
          <table:table-cell table:style-name="Πίνακας2.A1" office:value-type="string">
            <text:p text:style-name="P37">Cross validation</text:p>
          </table:table-cell>
          <table:table-cell table:style-name="Πίνακας2.A1" office:value-type="string">
            <text:p text:style-name="P37">AUC</text:p>
          </table:table-cell>
          <table:table-cell table:style-name="Πίνακας2.A1" office:value-type="string">
            <text:p text:style-name="P37">recall</text:p>
          </table:table-cell>
          <table:table-cell table:style-name="Πίνακας2.A1" office:value-type="string">
            <text:p text:style-name="P41">precision</text:p>
          </table:table-cell>
          <table:table-cell table:style-name="Πίνακας2.F1" office:value-type="string">
            <text:p text:style-name="P57">F_Measure</text:p>
          </table:table-cell>
        </table:table-row>
        <table:table-row table:style-name="Πίνακας2.1">
          <table:table-cell table:style-name="Πίνακας2.A2" office:value-type="string">
            <text:p text:style-name="P37">Random Forest</text:p>
          </table:table-cell>
          <table:table-cell table:style-name="Πίνακας2.A2" office:value-type="string">
            <text:p text:style-name="P54">0,82</text:p>
          </table:table-cell>
          <table:table-cell table:style-name="Πίνακας2.A2" office:value-type="string">
            <text:p text:style-name="P54">0,<text:span text:style-name="T115">57</text:span></text:p>
          </table:table-cell>
          <table:table-cell table:style-name="Πίνακας2.A2" office:value-type="string">
            <text:p text:style-name="P54">0,<text:span text:style-name="T115">15</text:span></text:p>
          </table:table-cell>
          <table:table-cell table:style-name="Πίνακας2.A2" office:value-type="string">
            <text:p text:style-name="P54">0,<text:span text:style-name="T115">93</text:span></text:p>
          </table:table-cell>
          <table:table-cell table:style-name="Πίνακας2.F2" office:value-type="string">
            <text:p text:style-name="P60">0,27</text:p>
          </table:table-cell>
        </table:table-row>
        <table:table-row table:style-name="Πίνακας2.1">
          <table:table-cell table:style-name="Πίνακας2.A2" office:value-type="string">
            <text:p text:style-name="P37">Linear Regression</text:p>
          </table:table-cell>
          <table:table-cell table:style-name="Πίνακας2.A2" office:value-type="string">
            <text:p text:style-name="P45"><text:span text:style-name="T109">0</text:span>,<text:span text:style-name="T109">86</text:span></text:p>
          </table:table-cell>
          <table:table-cell table:style-name="Πίνακας2.A2" office:value-type="string">
            <text:p text:style-name="P54">0,<text:span text:style-name="T115">74</text:span></text:p>
          </table:table-cell>
          <table:table-cell table:style-name="Πίνακας2.A2" office:value-type="string">
            <text:p text:style-name="P54">0,<text:span text:style-name="T115">5</text:span>3</text:p>
          </table:table-cell>
          <table:table-cell table:style-name="Πίνακας2.A2" office:value-type="string">
            <text:p text:style-name="P54">0,<text:span text:style-name="T115">77</text:span></text:p>
          </table:table-cell>
          <table:table-cell table:style-name="Πίνακας2.F2" office:value-type="string">
            <text:p text:style-name="P60">0,63</text:p>
            <text:p text:style-name="P60"/>
          </table:table-cell>
        </table:table-row>
        <table:table-row table:style-name="Πίνακας2.1">
          <table:table-cell table:style-name="Πίνακας2.A2" office:value-type="string">
            <text:p text:style-name="P37">SVM(kernel = linear)</text:p>
          </table:table-cell>
          <table:table-cell table:style-name="Πίνακας2.A2" office:value-type="string">
            <text:p text:style-name="P54">0,87</text:p>
          </table:table-cell>
          <table:table-cell table:style-name="Πίνακας2.A2" office:value-type="string">
            <text:p text:style-name="P54">0,<text:span text:style-name="T115">78</text:span></text:p>
          </table:table-cell>
          <table:table-cell table:style-name="Πίνακας2.A2" office:value-type="string">
            <text:p text:style-name="P54">0,<text:span text:style-name="T115">63</text:span></text:p>
          </table:table-cell>
          <table:table-cell table:style-name="Πίνακας2.A2" office:value-type="string">
            <text:p text:style-name="P54">0,<text:span text:style-name="T115">73</text:span></text:p>
          </table:table-cell>
          <table:table-cell table:style-name="Πίνακας2.F2" office:value-type="string">
            <text:p text:style-name="P60">0,68</text:p>
          </table:table-cell>
        </table:table-row>
        <table:table-row table:style-name="Πίνακας2.1">
          <table:table-cell table:style-name="Πίνακας2.A2" office:value-type="string">
            <text:p text:style-name="P37">Linear <text:span text:style-name="T108">Logistic Regression</text:span></text:p>
          </table:table-cell>
          <table:table-cell table:style-name="Πίνακας2.A2" office:value-type="string">
            <text:p text:style-name="P54">0,88</text:p>
          </table:table-cell>
          <table:table-cell table:style-name="Πίνακας2.A2" office:value-type="string">
            <text:p text:style-name="P54">0,<text:span text:style-name="T115">78</text:span></text:p>
          </table:table-cell>
          <table:table-cell table:style-name="Πίνακας2.A2" office:value-type="string">
            <text:p text:style-name="P54">0,<text:span text:style-name="T115">62</text:span></text:p>
          </table:table-cell>
          <table:table-cell table:style-name="Πίνακας2.A2" office:value-type="string">
            <text:p text:style-name="P54">0,<text:span text:style-name="T115">74</text:span></text:p>
          </table:table-cell>
          <table:table-cell table:style-name="Πίνακας2.F2" office:value-type="string">
            <text:p text:style-name="P60">0,68</text:p>
          </table:table-cell>
        </table:table-row>
        <table:table-row table:style-name="Πίνακας2.1">
          <table:table-cell table:style-name="Πίνακας2.A2" office:value-type="string">
            <text:p text:style-name="P50">Perceptron</text:p>
          </table:table-cell>
          <table:table-cell table:style-name="Πίνακας2.A2" office:value-type="string">
            <text:p text:style-name="P54">0,92</text:p>
          </table:table-cell>
          <table:table-cell table:style-name="Πίνακας2.A2" office:value-type="string">
            <text:p text:style-name="P54">0,9<text:span text:style-name="T115">0</text:span></text:p>
          </table:table-cell>
          <table:table-cell table:style-name="Πίνακας2.A2" office:value-type="string">
            <text:p text:style-name="P54">0,8<text:span text:style-name="T115">8</text:span></text:p>
          </table:table-cell>
          <table:table-cell table:style-name="Πίνακας2.A2" office:value-type="string">
            <text:p text:style-name="P54">0,7<text:span text:style-name="T115">8</text:span></text:p>
          </table:table-cell>
          <table:table-cell table:style-name="Πίνακας2.F2" office:value-type="string">
            <text:p text:style-name="P60">0,82</text:p>
          </table:table-cell>
        </table:table-row>
        <table:table-row table:style-name="Πίνακας2.1">
          <table:table-cell table:style-name="Πίνακας2.A2" office:value-type="string">
            <text:p text:style-name="P46">OLS</text:p>
          </table:table-cell>
          <table:table-cell table:style-name="Πίνακας2.A2" office:value-type="string">
            <text:p text:style-name="P54">0,88</text:p>
          </table:table-cell>
          <table:table-cell table:style-name="Πίνακας2.A2" office:value-type="string">
            <text:p text:style-name="P54">0,<text:span text:style-name="T115">7</text:span>5</text:p>
          </table:table-cell>
          <table:table-cell table:style-name="Πίνακας2.A2" office:value-type="string">
            <text:p text:style-name="P54">0,<text:span text:style-name="T115">54</text:span></text:p>
          </table:table-cell>
          <table:table-cell table:style-name="Πίνακας2.A2" office:value-type="string">
            <text:p text:style-name="P54">0,<text:span text:style-name="T115">80</text:span></text:p>
          </table:table-cell>
          <table:table-cell table:style-name="Πίνακας2.F2" office:value-type="string">
            <text:p text:style-name="P60">0,65</text:p>
          </table:table-cell>
        </table:table-row>
        <table:table-row table:style-name="Πίνακας2.1">
          <table:table-cell table:style-name="Πίνακας2.A2" office:value-type="string">
            <text:p text:style-name="P46">Naive Bayes Gaussian</text:p>
          </table:table-cell>
          <table:table-cell table:style-name="Πίνακας2.A2" office:value-type="string">
            <text:p text:style-name="P54">0,93</text:p>
          </table:table-cell>
          <table:table-cell table:style-name="Πίνακας2.A2" office:value-type="string">
            <text:p text:style-name="P54">0,<text:span text:style-name="T115">87</text:span></text:p>
          </table:table-cell>
          <table:table-cell table:style-name="Πίνακας2.A2" office:value-type="string">
            <text:p text:style-name="P54">0,<text:span text:style-name="T115">76</text:span></text:p>
          </table:table-cell>
          <table:table-cell table:style-name="Πίνακας2.A2" office:value-type="string">
            <text:p text:style-name="P54">0,<text:span text:style-name="T115">89</text:span></text:p>
          </table:table-cell>
          <table:table-cell table:style-name="Πίνακας2.F2" office:value-type="string">
            <text:p text:style-name="P60">0,82</text:p>
          </table:table-cell>
        </table:table-row>
        <table:table-row table:style-name="Πίνακας2.1">
          <table:table-cell table:style-name="Πίνακας2.A2" office:value-type="string">
            <text:p text:style-name="P50">Decision Tree</text:p>
          </table:table-cell>
          <table:table-cell table:style-name="Πίνακας2.A2" office:value-type="string">
            <text:p text:style-name="P54">0,78</text:p>
          </table:table-cell>
          <table:table-cell table:style-name="Πίνακας2.A2" office:value-type="string">
            <text:p text:style-name="P54">0,6<text:span text:style-name="T115">2</text:span></text:p>
          </table:table-cell>
          <table:table-cell table:style-name="Πίνακας2.A2" office:value-type="string">
            <text:p text:style-name="P54">0,<text:span text:style-name="T115">5</text:span>6</text:p>
          </table:table-cell>
          <table:table-cell table:style-name="Πίνακας2.A2" office:value-type="string">
            <text:p text:style-name="P54">0,<text:span text:style-name="T115">44</text:span></text:p>
          </table:table-cell>
          <table:table-cell table:style-name="Πίνακας2.F2" office:value-type="string">
            <text:p text:style-name="P60">0,39</text:p>
          </table:table-cell>
        </table:table-row>
      </table:table>
      <text:p text:style-name="P20"><text:span text:style-name="T107">Πίνακας 1</text:span> </text:p>
      <text:p text:style-name="P20"/>
      <text:p text:style-name="P14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A"/>
        <table:table-column table:style-name="Πίνακας3.D" table:number-columns-repeated="2"/>
        <table:table-column table:style-name="Πίνακας3.F"/>
        <table:table-row table:style-name="Πίνακας3.1">
          <table:table-cell table:style-name="Πίνακας3.A1" office:value-type="string">
            <text:p text:style-name="P33"/>
          </table:table-cell>
          <table:table-cell table:style-name="Πίνακας3.A1" office:value-type="string">
            <text:p text:style-name="P37">Cross validation</text:p>
          </table:table-cell>
          <table:table-cell table:style-name="Πίνακας3.A1" office:value-type="string">
            <text:p text:style-name="P37">AUC</text:p>
          </table:table-cell>
          <table:table-cell table:style-name="Πίνακας3.A1" office:value-type="string">
            <text:p text:style-name="P37">recall</text:p>
          </table:table-cell>
          <table:table-cell table:style-name="Πίνακας3.A1" office:value-type="string">
            <text:p text:style-name="P41">precision</text:p>
          </table:table-cell>
          <table:table-cell table:style-name="Πίνακας3.F1" office:value-type="string">
            <text:p text:style-name="P57">F_Measure</text:p>
          </table:table-cell>
        </table:table-row>
        <table:table-row table:style-name="Πίνακας3.1">
          <table:table-cell table:style-name="Πίνακας3.A2" office:value-type="string">
            <text:p text:style-name="P37">Random Forest</text:p>
          </table:table-cell>
          <table:table-cell table:style-name="Πίνακας3.A2" office:value-type="string">
            <text:p text:style-name="P54">0,84</text:p>
          </table:table-cell>
          <table:table-cell table:style-name="Πίνακας3.A2" office:value-type="string">
            <text:p text:style-name="P54">0,<text:span text:style-name="T116">59</text:span></text:p>
          </table:table-cell>
          <table:table-cell table:style-name="Πίνακας3.A2" office:value-type="string">
            <text:p text:style-name="P54">0,<text:span text:style-name="T116">18</text:span></text:p>
          </table:table-cell>
          <table:table-cell table:style-name="Πίνακας3.A2" office:value-type="string">
            <text:p text:style-name="P54">0,<text:span text:style-name="T116">99</text:span></text:p>
          </table:table-cell>
          <table:table-cell table:style-name="Πίνακας3.F2" office:value-type="string">
            <text:p text:style-name="P61">0,30</text:p>
          </table:table-cell>
        </table:table-row>
        <table:table-row table:style-name="Πίνακας3.1">
          <table:table-cell table:style-name="Πίνακας3.A2" office:value-type="string">
            <text:p text:style-name="P37">Linear Regression</text:p>
          </table:table-cell>
          <table:table-cell table:style-name="Πίνακας3.A2" office:value-type="string">
            <text:p text:style-name="P54">0,87</text:p>
          </table:table-cell>
          <table:table-cell table:style-name="Πίνακας3.A2" office:value-type="string">
            <text:p text:style-name="P54">0,<text:span text:style-name="T116">72</text:span></text:p>
          </table:table-cell>
          <table:table-cell table:style-name="Πίνακας3.A2" office:value-type="string">
            <text:p text:style-name="P54">0,<text:span text:style-name="T116">48</text:span></text:p>
          </table:table-cell>
          <table:table-cell table:style-name="Πίνακας3.A2" office:value-type="string">
            <text:p text:style-name="P54">0,<text:span text:style-name="T116">82</text:span></text:p>
          </table:table-cell>
          <table:table-cell table:style-name="Πίνακας3.F2" office:value-type="string">
            <text:p text:style-name="P61">0,6</text:p>
          </table:table-cell>
        </table:table-row>
        <table:table-row table:style-name="Πίνακας3.1">
          <table:table-cell table:style-name="Πίνακας3.A2" office:value-type="string">
            <text:p text:style-name="P37">SVM(kernel = linear)</text:p>
          </table:table-cell>
          <table:table-cell table:style-name="Πίνακας3.A2" office:value-type="string">
            <text:p text:style-name="P54">0,96</text:p>
          </table:table-cell>
          <table:table-cell table:style-name="Πίνακας3.A2" office:value-type="string">
            <text:p text:style-name="P54">0,9<text:span text:style-name="T116">3</text:span></text:p>
          </table:table-cell>
          <table:table-cell table:style-name="Πίνακας3.A2" office:value-type="string">
            <text:p text:style-name="P54">0,<text:span text:style-name="T116">86</text:span></text:p>
          </table:table-cell>
          <table:table-cell table:style-name="Πίνακας3.A2" office:value-type="string">
            <text:p text:style-name="P54">0,<text:span text:style-name="T116">99</text:span></text:p>
          </table:table-cell>
          <table:table-cell table:style-name="Πίνακας3.F2" office:value-type="string">
            <text:p text:style-name="P61">0,92</text:p>
          </table:table-cell>
        </table:table-row>
        <table:table-row table:style-name="Πίνακας3.1">
          <table:table-cell table:style-name="Πίνακας3.A2" office:value-type="string">
            <text:p text:style-name="P37">Linear <text:span text:style-name="T108">Logistic Regression</text:span></text:p>
          </table:table-cell>
          <table:table-cell table:style-name="Πίνακας3.A2" office:value-type="string">
            <text:p text:style-name="P54">0,96</text:p>
          </table:table-cell>
          <table:table-cell table:style-name="Πίνακας3.A2" office:value-type="string">
            <text:p text:style-name="P54">0,9<text:span text:style-name="T116">1</text:span></text:p>
          </table:table-cell>
          <table:table-cell table:style-name="Πίνακας3.A2" office:value-type="string">
            <text:p text:style-name="P54">0,<text:span text:style-name="T116">83</text:span></text:p>
          </table:table-cell>
          <table:table-cell table:style-name="Πίνακας3.A2" office:value-type="string">
            <text:p text:style-name="P54">0,<text:span text:style-name="T116">98</text:span></text:p>
          </table:table-cell>
          <table:table-cell table:style-name="Πίνακας3.F2" office:value-type="string">
            <text:p text:style-name="P61">0,90</text:p>
          </table:table-cell>
        </table:table-row>
        <table:table-row table:style-name="Πίνακας3.1">
          <table:table-cell table:style-name="Πίνακας3.A2" office:value-type="string">
            <text:p text:style-name="P50">Perceptron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F2" office:value-type="string">
            <text:p text:style-name="P61">0,99</text:p>
          </table:table-cell>
        </table:table-row>
        <table:table-row table:style-name="Πίνακας3.1">
          <table:table-cell table:style-name="Πίνακας3.A2" office:value-type="string">
            <text:p text:style-name="P46">OLS</text:p>
          </table:table-cell>
          <table:table-cell table:style-name="Πίνακας3.A2" office:value-type="string">
            <text:p text:style-name="P54">0,91</text:p>
          </table:table-cell>
          <table:table-cell table:style-name="Πίνακας3.A2" office:value-type="string">
            <text:p text:style-name="P54">0,<text:span text:style-name="T116">79</text:span></text:p>
          </table:table-cell>
          <table:table-cell table:style-name="Πίνακας3.A2" office:value-type="string">
            <text:p text:style-name="P54">0,<text:span text:style-name="T116">60</text:span></text:p>
          </table:table-cell>
          <table:table-cell table:style-name="Πίνακας3.A2" office:value-type="string">
            <text:p text:style-name="P54">0,<text:span text:style-name="T116">93</text:span></text:p>
          </table:table-cell>
          <table:table-cell table:style-name="Πίνακας3.F2" office:value-type="string">
            <text:p text:style-name="P61">0,72</text:p>
          </table:table-cell>
        </table:table-row>
        <table:table-row table:style-name="Πίνακας3.1">
          <table:table-cell table:style-name="Πίνακας3.A2" office:value-type="string">
            <text:p text:style-name="P46">Naive Bayes Gaussian</text:p>
          </table:table-cell>
          <table:table-cell table:style-name="Πίνακας3.A2" office:value-type="string">
            <text:p text:style-name="P54">0,96</text:p>
          </table:table-cell>
          <table:table-cell table:style-name="Πίνακας3.A2" office:value-type="string">
            <text:p text:style-name="P54">0,9<text:span text:style-name="T116">7</text:span></text:p>
          </table:table-cell>
          <table:table-cell table:style-name="Πίνακας3.A2" office:value-type="string">
            <text:p text:style-name="P54">0,<text:span text:style-name="T116">99</text:span></text:p>
          </table:table-cell>
          <table:table-cell table:style-name="Πίνακας3.A2" office:value-type="string">
            <text:p text:style-name="P54">0,<text:span text:style-name="T116">85</text:span></text:p>
          </table:table-cell>
          <table:table-cell table:style-name="Πίνακας3.F2" office:value-type="string">
            <text:p text:style-name="P61">0,91</text:p>
          </table:table-cell>
        </table:table-row>
        <table:table-row table:style-name="Πίνακας3.1">
          <table:table-cell table:style-name="Πίνακας3.A2" office:value-type="string">
            <text:p text:style-name="P50">Decision Tree</text:p>
          </table:table-cell>
          <table:table-cell table:style-name="Πίνακας3.A2" office:value-type="string">
            <text:p text:style-name="P54">0,79</text:p>
          </table:table-cell>
          <table:table-cell table:style-name="Πίνακας3.A2" office:value-type="string">
            <text:p text:style-name="P54">0,6<text:span text:style-name="T116">4</text:span></text:p>
          </table:table-cell>
          <table:table-cell table:style-name="Πίνακας3.A2" office:value-type="string">
            <text:p text:style-name="P54">0,<text:span text:style-name="T116">38</text:span></text:p>
          </table:table-cell>
          <table:table-cell table:style-name="Πίνακας3.A2" office:value-type="string">
            <text:p text:style-name="P54">0,<text:span text:style-name="T116">52</text:span></text:p>
          </table:table-cell>
          <table:table-cell table:style-name="Πίνακας3.F2" office:value-type="string">
            <text:p text:style-name="P61">0,44</text:p>
          </table:table-cell>
        </table:table-row>
      </table:table>
      <text:p text:style-name="P21"><text:soft-page-break/>Πίνακας 2</text:p>
      <text:p text:style-name="P21"/>
      <text:p text:style-name="P14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A"/>
        <table:table-column table:style-name="Πίνακας4.D" table:number-columns-repeated="2"/>
        <table:table-column table:style-name="Πίνακας4.F"/>
        <table:table-row table:style-name="Πίνακας4.1">
          <table:table-cell table:style-name="Πίνακας4.A1" office:value-type="string">
            <text:p text:style-name="P33"/>
            <text:p text:style-name="P33"/>
          </table:table-cell>
          <table:table-cell table:style-name="Πίνακας4.A1" office:value-type="string">
            <text:p text:style-name="P37">Cross validation</text:p>
          </table:table-cell>
          <table:table-cell table:style-name="Πίνακας4.A1" office:value-type="string">
            <text:p text:style-name="P37">AUC</text:p>
          </table:table-cell>
          <table:table-cell table:style-name="Πίνακας4.A1" office:value-type="string">
            <text:p text:style-name="P37">recall</text:p>
          </table:table-cell>
          <table:table-cell table:style-name="Πίνακας4.A1" office:value-type="string">
            <text:p text:style-name="P41">precision</text:p>
          </table:table-cell>
          <table:table-cell table:style-name="Πίνακας4.F1" office:value-type="string">
            <text:p text:style-name="P57">F_measure</text:p>
          </table:table-cell>
        </table:table-row>
        <table:table-row table:style-name="Πίνακας4.1">
          <table:table-cell table:style-name="Πίνακας4.A2" office:value-type="string">
            <text:p text:style-name="P37">Random Forest</text:p>
          </table:table-cell>
          <table:table-cell table:style-name="Πίνακας4.A2" office:value-type="string">
            <text:p text:style-name="P55">0,80</text:p>
          </table:table-cell>
          <table:table-cell table:style-name="Πίνακας4.A2" office:value-type="string">
            <text:p text:style-name="P55">0,<text:span text:style-name="T117">5</text:span>2</text:p>
          </table:table-cell>
          <table:table-cell table:style-name="Πίνακας4.A2" office:value-type="string">
            <text:p text:style-name="P55">0,<text:span text:style-name="T117">05</text:span></text:p>
          </table:table-cell>
          <table:table-cell table:style-name="Πίνακας4.A2" office:value-type="string">
            <text:p text:style-name="P55">0,<text:span text:style-name="T117">88</text:span></text:p>
          </table:table-cell>
          <table:table-cell table:style-name="Πίνακας4.F2" office:value-type="string">
            <text:p text:style-name="P62">0,1</text:p>
          </table:table-cell>
        </table:table-row>
        <table:table-row table:style-name="Πίνακας4.1">
          <table:table-cell table:style-name="Πίνακας4.A2" office:value-type="string">
            <text:p text:style-name="P37">Linear Regression</text:p>
          </table:table-cell>
          <table:table-cell table:style-name="Πίνακας4.A2" office:value-type="string">
            <text:p text:style-name="P55">0,89</text:p>
          </table:table-cell>
          <table:table-cell table:style-name="Πίνακας4.A2" office:value-type="string">
            <text:p text:style-name="P55">0,<text:span text:style-name="T117">77</text:span></text:p>
          </table:table-cell>
          <table:table-cell table:style-name="Πίνακας4.A2" office:value-type="string">
            <text:p text:style-name="P55">0,<text:span text:style-name="T117">58</text:span></text:p>
          </table:table-cell>
          <table:table-cell table:style-name="Πίνακας4.A2" office:value-type="string">
            <text:p text:style-name="P55">0,<text:span text:style-name="T117">80</text:span></text:p>
          </table:table-cell>
          <table:table-cell table:style-name="Πίνακας4.F2" office:value-type="string">
            <text:p text:style-name="P62">0,67</text:p>
          </table:table-cell>
        </table:table-row>
        <table:table-row table:style-name="Πίνακας4.1">
          <table:table-cell table:style-name="Πίνακας4.A2" office:value-type="string">
            <text:p text:style-name="P37">SVM(kernel = linear)</text:p>
          </table:table-cell>
          <table:table-cell table:style-name="Πίνακας4.A2" office:value-type="string">
            <text:p text:style-name="P45"><text:span text:style-name="T110">0</text:span>,<text:span text:style-name="T110">89</text:span></text:p>
          </table:table-cell>
          <table:table-cell table:style-name="Πίνακας4.A2" office:value-type="string">
            <text:p text:style-name="P55">0,<text:span text:style-name="T117">78</text:span></text:p>
          </table:table-cell>
          <table:table-cell table:style-name="Πίνακας4.A2" office:value-type="string">
            <text:p text:style-name="P55">0,<text:span text:style-name="T117">63</text:span></text:p>
          </table:table-cell>
          <table:table-cell table:style-name="Πίνακας4.A2" office:value-type="string">
            <text:p text:style-name="P55">0,<text:span text:style-name="T117">74</text:span></text:p>
          </table:table-cell>
          <table:table-cell table:style-name="Πίνακας4.F2" office:value-type="string">
            <text:p text:style-name="P62">0,68</text:p>
          </table:table-cell>
        </table:table-row>
        <table:table-row table:style-name="Πίνακας4.1">
          <table:table-cell table:style-name="Πίνακας4.A2" office:value-type="string">
            <text:p text:style-name="P37">Linear <text:span text:style-name="T108">Logistic Regression</text:span></text:p>
          </table:table-cell>
          <table:table-cell table:style-name="Πίνακας4.A2" office:value-type="string">
            <text:p text:style-name="P55">0,88</text:p>
          </table:table-cell>
          <table:table-cell table:style-name="Πίνακας4.A2" office:value-type="string">
            <text:p text:style-name="P55">0,<text:span text:style-name="T117">76</text:span></text:p>
          </table:table-cell>
          <table:table-cell table:style-name="Πίνακας4.A2" office:value-type="string">
            <text:p text:style-name="P55">0,<text:span text:style-name="T117">57</text:span></text:p>
          </table:table-cell>
          <table:table-cell table:style-name="Πίνακας4.A2" office:value-type="string">
            <text:p text:style-name="P55">0,<text:span text:style-name="T117">79</text:span></text:p>
          </table:table-cell>
          <table:table-cell table:style-name="Πίνακας4.F2" office:value-type="string">
            <text:p text:style-name="P62">0,66</text:p>
          </table:table-cell>
        </table:table-row>
        <table:table-row table:style-name="Πίνακας4.1">
          <table:table-cell table:style-name="Πίνακας4.A2" office:value-type="string">
            <text:p text:style-name="P50">Perceptron</text:p>
          </table:table-cell>
          <table:table-cell table:style-name="Πίνακας4.A2" office:value-type="string">
            <text:p text:style-name="P55">0,<text:span text:style-name="T117">92</text:span></text:p>
          </table:table-cell>
          <table:table-cell table:style-name="Πίνακας4.A2" office:value-type="string">
            <text:p text:style-name="P55">0,<text:span text:style-name="T112">85</text:span></text:p>
          </table:table-cell>
          <table:table-cell table:style-name="Πίνακας4.A2" office:value-type="string">
            <text:p text:style-name="P55">0,<text:span text:style-name="T117">72</text:span></text:p>
          </table:table-cell>
          <table:table-cell table:style-name="Πίνακας4.A2" office:value-type="string">
            <text:p text:style-name="P55">0,<text:span text:style-name="T111">91</text:span></text:p>
          </table:table-cell>
          <table:table-cell table:style-name="Πίνακας4.F2" office:value-type="string">
            <text:p text:style-name="P62">0,80</text:p>
          </table:table-cell>
        </table:table-row>
        <table:table-row table:style-name="Πίνακας4.1">
          <table:table-cell table:style-name="Πίνακας4.A2" office:value-type="string">
            <text:p text:style-name="P46">OLS</text:p>
          </table:table-cell>
          <table:table-cell table:style-name="Πίνακας4.A2" office:value-type="string">
            <text:p text:style-name="P55">0,89</text:p>
          </table:table-cell>
          <table:table-cell table:style-name="Πίνακας4.A2" office:value-type="string">
            <text:p text:style-name="P55">0,<text:span text:style-name="T117">78</text:span></text:p>
          </table:table-cell>
          <table:table-cell table:style-name="Πίνακας4.A2" office:value-type="string">
            <text:p text:style-name="P55">0,<text:span text:style-name="T117">59</text:span></text:p>
          </table:table-cell>
          <table:table-cell table:style-name="Πίνακας4.A2" office:value-type="string">
            <text:p text:style-name="P55">0,8<text:span text:style-name="T117">5</text:span></text:p>
          </table:table-cell>
          <table:table-cell table:style-name="Πίνακας4.F2" office:value-type="string">
            <text:p text:style-name="P62">0,70</text:p>
          </table:table-cell>
        </table:table-row>
        <table:table-row table:style-name="Πίνακας4.1">
          <table:table-cell table:style-name="Πίνακας4.A2" office:value-type="string">
            <text:p text:style-name="P46">Naive Bayes Gaussian</text:p>
          </table:table-cell>
          <table:table-cell table:style-name="Πίνακας4.A2" office:value-type="string">
            <text:p text:style-name="P55">0,92</text:p>
          </table:table-cell>
          <table:table-cell table:style-name="Πίνακας4.A2" office:value-type="string">
            <text:p text:style-name="P55">0,<text:span text:style-name="T117">83</text:span></text:p>
          </table:table-cell>
          <table:table-cell table:style-name="Πίνακας4.A2" office:value-type="string">
            <text:p text:style-name="P55">0,<text:span text:style-name="T117">67</text:span></text:p>
          </table:table-cell>
          <table:table-cell table:style-name="Πίνακας4.A2" office:value-type="string">
            <text:p text:style-name="P55">0,<text:span text:style-name="T117">93</text:span></text:p>
          </table:table-cell>
          <table:table-cell table:style-name="Πίνακας4.F2" office:value-type="string">
            <text:p text:style-name="P62">0,78</text:p>
          </table:table-cell>
        </table:table-row>
        <table:table-row table:style-name="Πίνακας4.1">
          <table:table-cell table:style-name="Πίνακας4.A2" office:value-type="string">
            <text:p text:style-name="P50">Decision Tree</text:p>
          </table:table-cell>
          <table:table-cell table:style-name="Πίνακας4.A2" office:value-type="string">
            <text:p text:style-name="P55">0,75</text:p>
          </table:table-cell>
          <table:table-cell table:style-name="Πίνακας4.A2" office:value-type="string">
            <text:p text:style-name="P55">0,<text:span text:style-name="T117">58</text:span></text:p>
          </table:table-cell>
          <table:table-cell table:style-name="Πίνακας4.A2" office:value-type="string">
            <text:p text:style-name="P55">0,3<text:span text:style-name="T117">2</text:span></text:p>
          </table:table-cell>
          <table:table-cell table:style-name="Πίνακας4.A2" office:value-type="string">
            <text:p text:style-name="P55">0,3<text:span text:style-name="T117">6</text:span></text:p>
          </table:table-cell>
          <table:table-cell table:style-name="Πίνακας4.F2" office:value-type="string">
            <text:p text:style-name="P62">0,33</text:p>
          </table:table-cell>
        </table:table-row>
      </table:table>
      <text:p text:style-name="P21">Πίνακας 3</text:p>
      <text:p text:style-name="P21"/>
      <text:p text:style-name="P22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A"/>
        <table:table-column table:style-name="Πίνακας5.D" table:number-columns-repeated="2"/>
        <table:table-column table:style-name="Πίνακας5.F"/>
        <table:table-row table:style-name="Πίνακας5.1">
          <table:table-cell table:style-name="Πίνακας5.A1" office:value-type="string">
            <text:p text:style-name="P34"/>
            <text:p text:style-name="P34"/>
          </table:table-cell>
          <table:table-cell table:style-name="Πίνακας5.A1" office:value-type="string">
            <text:p text:style-name="P38">Cross validation</text:p>
          </table:table-cell>
          <table:table-cell table:style-name="Πίνακας5.A1" office:value-type="string">
            <text:p text:style-name="P38">AUC</text:p>
          </table:table-cell>
          <table:table-cell table:style-name="Πίνακας5.A1" office:value-type="string">
            <text:p text:style-name="P38">recall</text:p>
          </table:table-cell>
          <table:table-cell table:style-name="Πίνακας5.A1" office:value-type="string">
            <text:p text:style-name="P42">precision</text:p>
          </table:table-cell>
          <table:table-cell table:style-name="Πίνακας5.F1" office:value-type="string">
            <text:p text:style-name="P57">F_measure</text:p>
          </table:table-cell>
        </table:table-row>
        <table:table-row table:style-name="Πίνακας5.1">
          <table:table-cell table:style-name="Πίνακας5.A2" office:value-type="string">
            <text:p text:style-name="P38">Random Forest</text:p>
          </table:table-cell>
          <table:table-cell table:style-name="Πίνακας5.A2" office:value-type="string">
            <text:p text:style-name="P56">0,81</text:p>
          </table:table-cell>
          <table:table-cell table:style-name="Πίνακας5.A2" office:value-type="string">
            <text:p text:style-name="P56">0,<text:span text:style-name="T118">53</text:span></text:p>
          </table:table-cell>
          <table:table-cell table:style-name="Πίνακας5.A2" office:value-type="string">
            <text:p text:style-name="P56">0,<text:span text:style-name="T118">07</text:span></text:p>
          </table:table-cell>
          <table:table-cell table:style-name="Πίνακας5.A2" office:value-type="string">
            <text:p text:style-name="P56">0,<text:span text:style-name="T118">98</text:span></text:p>
          </table:table-cell>
          <table:table-cell table:style-name="Πίνακας5.F2" office:value-type="string">
            <text:p text:style-name="P56"><text:span text:style-name="T118">0</text:span>,<text:span text:style-name="T118">13</text:span></text:p>
          </table:table-cell>
        </table:table-row>
        <table:table-row table:style-name="Πίνακας5.1">
          <table:table-cell table:style-name="Πίνακας5.A2" office:value-type="string">
            <text:p text:style-name="P38">Linear Regression</text:p>
          </table:table-cell>
          <table:table-cell table:style-name="Πίνακας5.A2" office:value-type="string">
            <text:p text:style-name="P56">0,86</text:p>
          </table:table-cell>
          <table:table-cell table:style-name="Πίνακας5.A2" office:value-type="string">
            <text:p text:style-name="P56">0,<text:span text:style-name="T118">72</text:span></text:p>
          </table:table-cell>
          <table:table-cell table:style-name="Πίνακας5.A2" office:value-type="string">
            <text:p text:style-name="P56">0,<text:span text:style-name="T118">51</text:span></text:p>
          </table:table-cell>
          <table:table-cell table:style-name="Πίνακας5.A2" office:value-type="string">
            <text:p text:style-name="P66">0,71</text:p>
          </table:table-cell>
          <table:table-cell table:style-name="Πίνακας5.F2" office:value-type="string">
            <text:p text:style-name="P65">0,59</text:p>
          </table:table-cell>
        </table:table-row>
        <table:table-row table:style-name="Πίνακας5.1">
          <table:table-cell table:style-name="Πίνακας5.A2" office:value-type="string">
            <text:p text:style-name="P38">SVM(kernel = linear)</text:p>
          </table:table-cell>
          <table:table-cell table:style-name="Πίνακας5.A2" office:value-type="string">
            <text:p text:style-name="P56">0,95</text:p>
          </table:table-cell>
          <table:table-cell table:style-name="Πίνακας5.A2" office:value-type="string">
            <text:p text:style-name="P56">0,9<text:span text:style-name="T118">1</text:span></text:p>
          </table:table-cell>
          <table:table-cell table:style-name="Πίνακας5.A2" office:value-type="string">
            <text:p text:style-name="P56">0,<text:span text:style-name="T118">83</text:span></text:p>
          </table:table-cell>
          <table:table-cell table:style-name="Πίνακας5.A2" office:value-type="string">
            <text:p text:style-name="P56">0,8<text:span text:style-name="T118">6</text:span></text:p>
          </table:table-cell>
          <table:table-cell table:style-name="Πίνακας5.F2" office:value-type="string">
            <text:p text:style-name="P65">0,89</text:p>
          </table:table-cell>
        </table:table-row>
        <table:table-row table:style-name="Πίνακας5.1">
          <table:table-cell table:style-name="Πίνακας5.A2" office:value-type="string">
            <text:p text:style-name="P38">Linear <text:span text:style-name="T108">Logistic Regression</text:span></text:p>
          </table:table-cell>
          <table:table-cell table:style-name="Πίνακας5.A2" office:value-type="string">
            <text:p text:style-name="P56">0,94</text:p>
          </table:table-cell>
          <table:table-cell table:style-name="Πίνακας5.A2" office:value-type="string">
            <text:p text:style-name="P56">0,<text:span text:style-name="T118">89</text:span></text:p>
          </table:table-cell>
          <table:table-cell table:style-name="Πίνακας5.A2" office:value-type="string">
            <text:p text:style-name="P56">0,<text:span text:style-name="T118">80</text:span></text:p>
          </table:table-cell>
          <table:table-cell table:style-name="Πίνακας5.A2" office:value-type="string">
            <text:p text:style-name="P56">0,<text:span text:style-name="T118">94</text:span></text:p>
          </table:table-cell>
          <table:table-cell table:style-name="Πίνακας5.F2" office:value-type="string">
            <text:p text:style-name="P65">0,86</text:p>
          </table:table-cell>
        </table:table-row>
        <table:table-row table:style-name="Πίνακας5.1">
          <table:table-cell table:style-name="Πίνακας5.A2" office:value-type="string">
            <text:p text:style-name="P51">Perceptron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F2" office:value-type="string">
            <text:p text:style-name="P65">0,99</text:p>
          </table:table-cell>
        </table:table-row>
        <table:table-row table:style-name="Πίνακας5.1">
          <table:table-cell table:style-name="Πίνακας5.A2" office:value-type="string">
            <text:p text:style-name="P47">OLS</text:p>
          </table:table-cell>
          <table:table-cell table:style-name="Πίνακας5.A2" office:value-type="string">
            <text:p text:style-name="P56">0,92</text:p>
          </table:table-cell>
          <table:table-cell table:style-name="Πίνακας5.A2" office:value-type="string">
            <text:p text:style-name="P56">0,<text:span text:style-name="T118">81</text:span></text:p>
          </table:table-cell>
          <table:table-cell table:style-name="Πίνακας5.A2" office:value-type="string">
            <text:p text:style-name="P56">0,<text:span text:style-name="T118">64</text:span></text:p>
          </table:table-cell>
          <table:table-cell table:style-name="Πίνακας5.A2" office:value-type="string">
            <text:p text:style-name="P56">0,<text:span text:style-name="T118">96</text:span></text:p>
          </table:table-cell>
          <table:table-cell table:style-name="Πίνακας5.F2" office:value-type="string">
            <text:p text:style-name="P65">0,77</text:p>
          </table:table-cell>
        </table:table-row>
        <table:table-row table:style-name="Πίνακας5.1">
          <table:table-cell table:style-name="Πίνακας5.A2" office:value-type="string">
            <text:p text:style-name="P47">Naive Bayes Gaussian</text:p>
          </table:table-cell>
          <table:table-cell table:style-name="Πίνακας5.A2" office:value-type="string">
            <text:p text:style-name="P56">0,95</text:p>
          </table:table-cell>
          <table:table-cell table:style-name="Πίνακας5.A2" office:value-type="string">
            <text:p text:style-name="P56">0,9<text:span text:style-name="T118">7</text:span></text:p>
          </table:table-cell>
          <table:table-cell table:style-name="Πίνακας5.A2" office:value-type="string">
            <text:p text:style-name="P56">0,<text:span text:style-name="T118">99</text:span></text:p>
          </table:table-cell>
          <table:table-cell table:style-name="Πίνακας5.A2" office:value-type="string">
            <text:p text:style-name="P56">0,<text:span text:style-name="T118">83</text:span></text:p>
          </table:table-cell>
          <table:table-cell table:style-name="Πίνακας5.F2" office:value-type="string">
            <text:p text:style-name="P65">0,90</text:p>
          </table:table-cell>
        </table:table-row>
        <table:table-row table:style-name="Πίνακας5.1">
          <table:table-cell table:style-name="Πίνακας5.A2" office:value-type="string">
            <text:p text:style-name="P51">Decision Tree</text:p>
          </table:table-cell>
          <table:table-cell table:style-name="Πίνακας5.A2" office:value-type="string">
            <text:p text:style-name="P56">0,78</text:p>
          </table:table-cell>
          <table:table-cell table:style-name="Πίνακας5.A2" office:value-type="string">
            <text:p text:style-name="P56">0,6<text:span text:style-name="T118">2</text:span></text:p>
          </table:table-cell>
          <table:table-cell table:style-name="Πίνακας5.A2" office:value-type="string">
            <text:p text:style-name="P56">0,<text:span text:style-name="T118">34</text:span></text:p>
          </table:table-cell>
          <table:table-cell table:style-name="Πίνακας5.A2" office:value-type="string">
            <text:p text:style-name="P56">0,<text:span text:style-name="T118">46</text:span></text:p>
          </table:table-cell>
          <table:table-cell table:style-name="Πίνακας5.F2" office:value-type="string">
            <text:p text:style-name="P65">0,39</text:p>
          </table:table-cell>
        </table:table-row>
      </table:table>
      <text:p text:style-name="P22">Πίνακας <text:span text:style-name="T102">4</text:span></text:p>
      <text:p text:style-name="P30"><text:soft-page-break/></text:p>
      <text:p text:style-name="P30"/>
      <text:p text:style-name="P30"/>
      <text:p text:style-name="P23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A"/>
        <table:table-column table:style-name="Πίνακας6.D" table:number-columns-repeated="2"/>
        <table:table-column table:style-name="Πίνακας6.F"/>
        <table:table-row table:style-name="Πίνακας6.1">
          <table:table-cell table:style-name="Πίνακας6.A1" office:value-type="string">
            <text:p text:style-name="P35"/>
            <text:p text:style-name="P35"/>
          </table:table-cell>
          <table:table-cell table:style-name="Πίνακας6.A1" office:value-type="string">
            <text:p text:style-name="P39">Cross validation</text:p>
          </table:table-cell>
          <table:table-cell table:style-name="Πίνακας6.A1" office:value-type="string">
            <text:p text:style-name="P39">AUC</text:p>
          </table:table-cell>
          <table:table-cell table:style-name="Πίνακας6.A1" office:value-type="string">
            <text:p text:style-name="P39">recall</text:p>
          </table:table-cell>
          <table:table-cell table:style-name="Πίνακας6.A1" office:value-type="string">
            <text:p text:style-name="P43">precision</text:p>
          </table:table-cell>
          <table:table-cell table:style-name="Πίνακας6.F1" office:value-type="string">
            <text:p text:style-name="P58">F_measure</text:p>
          </table:table-cell>
        </table:table-row>
        <table:table-row table:style-name="Πίνακας6.1">
          <table:table-cell table:style-name="Πίνακας6.A2" office:value-type="string">
            <text:p text:style-name="P39">Random Forest</text:p>
          </table:table-cell>
          <table:table-cell table:style-name="Πίνακας6.A2" office:value-type="string">
            <text:p text:style-name="P64">0,79</text:p>
          </table:table-cell>
          <table:table-cell table:style-name="Πίνακας6.A2" office:value-type="string">
            <text:p text:style-name="P64">0,50</text:p>
          </table:table-cell>
          <table:table-cell table:style-name="Πίνακας6.A2" office:value-type="string">
            <text:p text:style-name="P64">0,08</text:p>
          </table:table-cell>
          <table:table-cell table:style-name="Πίνακας6.A2" office:value-type="string">
            <text:p text:style-name="P64">0,70</text:p>
          </table:table-cell>
          <table:table-cell table:style-name="Πίνακας6.F2" office:value-type="string">
            <text:p text:style-name="P64">0,01</text:p>
          </table:table-cell>
        </table:table-row>
        <table:table-row table:style-name="Πίνακας6.1">
          <table:table-cell table:style-name="Πίνακας6.A2" office:value-type="string">
            <text:p text:style-name="P39">Linear Regression</text:p>
          </table:table-cell>
          <table:table-cell table:style-name="Πίνακας6.A2" office:value-type="string">
            <text:p text:style-name="P63">0,81</text:p>
          </table:table-cell>
          <table:table-cell table:style-name="Πίνακας6.A2" office:value-type="string">
            <text:p text:style-name="P63">0,69</text:p>
          </table:table-cell>
          <table:table-cell table:style-name="Πίνακας6.A2" office:value-type="string">
            <text:p text:style-name="P63">0,48</text:p>
          </table:table-cell>
          <table:table-cell table:style-name="Πίνακας6.A2" office:value-type="string">
            <text:p text:style-name="P63">0,55</text:p>
          </table:table-cell>
          <table:table-cell table:style-name="Πίνακας6.F2" office:value-type="string">
            <text:p text:style-name="P63">0,51</text:p>
          </table:table-cell>
        </table:table-row>
        <table:table-row table:style-name="Πίνακας6.1">
          <table:table-cell table:style-name="Πίνακας6.A2" office:value-type="string">
            <text:p text:style-name="P39">SVM(kernel = linear)</text:p>
          </table:table-cell>
          <table:table-cell table:style-name="Πίνακας6.A2" office:value-type="string">
            <text:p text:style-name="P63">0,82</text:p>
          </table:table-cell>
          <table:table-cell table:style-name="Πίνακας6.A2" office:value-type="string">
            <text:p text:style-name="P63">0,73</text:p>
          </table:table-cell>
          <table:table-cell table:style-name="Πίνακας6.A2" office:value-type="string">
            <text:p text:style-name="P63">0,56</text:p>
          </table:table-cell>
          <table:table-cell table:style-name="Πίνακας6.A2" office:value-type="string">
            <text:p text:style-name="P63">0,58</text:p>
          </table:table-cell>
          <table:table-cell table:style-name="Πίνακας6.F2" office:value-type="string">
            <text:p text:style-name="P63">0,57</text:p>
          </table:table-cell>
        </table:table-row>
        <table:table-row table:style-name="Πίνακας6.1">
          <table:table-cell table:style-name="Πίνακας6.A2" office:value-type="string">
            <text:p text:style-name="P39">Linear <text:span text:style-name="T108">Logistic Regression</text:span></text:p>
          </table:table-cell>
          <table:table-cell table:style-name="Πίνακας6.A2" office:value-type="string">
            <text:p text:style-name="P63">0,84</text:p>
          </table:table-cell>
          <table:table-cell table:style-name="Πίνακας6.A2" office:value-type="string">
            <text:p text:style-name="P63">0,74</text:p>
          </table:table-cell>
          <table:table-cell table:style-name="Πίνακας6.A2" office:value-type="string">
            <text:p text:style-name="P63">0,57</text:p>
          </table:table-cell>
          <table:table-cell table:style-name="Πίνακας6.A2" office:value-type="string">
            <text:p text:style-name="P63">0,62</text:p>
          </table:table-cell>
          <table:table-cell table:style-name="Πίνακας6.F2" office:value-type="string">
            <text:p text:style-name="P63">0,59</text:p>
          </table:table-cell>
        </table:table-row>
        <table:table-row table:style-name="Πίνακας6.1">
          <table:table-cell table:style-name="Πίνακας6.A2" office:value-type="string">
            <text:p text:style-name="P52">Perceptron</text:p>
          </table:table-cell>
          <table:table-cell table:style-name="Πίνακας6.A2" office:value-type="string">
            <text:p text:style-name="P63">0,86</text:p>
          </table:table-cell>
          <table:table-cell table:style-name="Πίνακας6.A2" office:value-type="string">
            <text:p text:style-name="P63">0,72</text:p>
          </table:table-cell>
          <table:table-cell table:style-name="Πίνακας6.A2" office:value-type="string">
            <text:p text:style-name="P63">0,49</text:p>
          </table:table-cell>
          <table:table-cell table:style-name="Πίνακας6.A2" office:value-type="string">
            <text:p text:style-name="P63">0,75</text:p>
          </table:table-cell>
          <table:table-cell table:style-name="Πίνακας6.F2" office:value-type="string">
            <text:p text:style-name="P63">0,59</text:p>
          </table:table-cell>
        </table:table-row>
        <table:table-row table:style-name="Πίνακας6.1">
          <table:table-cell table:style-name="Πίνακας6.A2" office:value-type="string">
            <text:p text:style-name="P48">OLS</text:p>
          </table:table-cell>
          <table:table-cell table:style-name="Πίνακας6.A2" office:value-type="string">
            <text:p text:style-name="P63">0,81</text:p>
          </table:table-cell>
          <table:table-cell table:style-name="Πίνακας6.A2" office:value-type="string">
            <text:p text:style-name="P63">0,69</text:p>
          </table:table-cell>
          <table:table-cell table:style-name="Πίνακας6.A2" office:value-type="string">
            <text:p text:style-name="P63">0,48</text:p>
          </table:table-cell>
          <table:table-cell table:style-name="Πίνακας6.A2" office:value-type="string">
            <text:p text:style-name="P63">0,56</text:p>
          </table:table-cell>
          <table:table-cell table:style-name="Πίνακας6.F2" office:value-type="string">
            <text:p text:style-name="P63">0,52</text:p>
          </table:table-cell>
        </table:table-row>
        <table:table-row table:style-name="Πίνακας6.1">
          <table:table-cell table:style-name="Πίνακας6.A2" office:value-type="string">
            <text:p text:style-name="P48">Naive Bayes Gaussian</text:p>
          </table:table-cell>
          <table:table-cell table:style-name="Πίνακας6.A2" office:value-type="string">
            <text:p text:style-name="P63">0,66</text:p>
          </table:table-cell>
          <table:table-cell table:style-name="Πίνακας6.A2" office:value-type="string">
            <text:p text:style-name="P63">0,63</text:p>
          </table:table-cell>
          <table:table-cell table:style-name="Πίνακας6.A2" office:value-type="string">
            <text:p text:style-name="P63">0,58</text:p>
          </table:table-cell>
          <table:table-cell table:style-name="Πίνακας6.A2" office:value-type="string">
            <text:p text:style-name="P63">0,32</text:p>
          </table:table-cell>
          <table:table-cell table:style-name="Πίνακας6.F2" office:value-type="string">
            <text:p text:style-name="P63">0,41</text:p>
          </table:table-cell>
        </table:table-row>
        <table:table-row table:style-name="Πίνακας6.1">
          <table:table-cell table:style-name="Πίνακας6.A2" office:value-type="string">
            <text:p text:style-name="P52">Decision Tree</text:p>
          </table:table-cell>
          <table:table-cell table:style-name="Πίνακας6.A2" office:value-type="string">
            <text:p text:style-name="P63">0,70</text:p>
          </table:table-cell>
          <table:table-cell table:style-name="Πίνακας6.A2" office:value-type="string">
            <text:p text:style-name="P63">0,54</text:p>
          </table:table-cell>
          <table:table-cell table:style-name="Πίνακας6.A2" office:value-type="string">
            <text:p text:style-name="P63">0,27</text:p>
          </table:table-cell>
          <table:table-cell table:style-name="Πίνακας6.A2" office:value-type="string">
            <text:p text:style-name="P63">0,27</text:p>
          </table:table-cell>
          <table:table-cell table:style-name="Πίνακας6.F2" office:value-type="string">
            <text:p text:style-name="P63">0,27</text:p>
            <text:p text:style-name="P63"/>
          </table:table-cell>
        </table:table-row>
      </table:table>
      <text:p text:style-name="P23"><text:span text:style-name="T102">Πίνακας </text:span><text:span text:style-name="T113">5</text:span></text:p>
      <text:p text:style-name="P23"/>
      <text:p text:style-name="P23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A"/>
        <table:table-column table:style-name="Πίνακας7.D" table:number-columns-repeated="2"/>
        <table:table-column table:style-name="Πίνακας7.F"/>
        <table:table-row table:style-name="Πίνακας7.1">
          <table:table-cell table:style-name="Πίνακας7.A1" office:value-type="string">
            <text:p text:style-name="P36"/>
            <text:p text:style-name="P36"/>
          </table:table-cell>
          <table:table-cell table:style-name="Πίνακας7.A1" office:value-type="string">
            <text:p text:style-name="P40">Cross validation</text:p>
          </table:table-cell>
          <table:table-cell table:style-name="Πίνακας7.A1" office:value-type="string">
            <text:p text:style-name="P40">AUC</text:p>
          </table:table-cell>
          <table:table-cell table:style-name="Πίνακας7.A1" office:value-type="string">
            <text:p text:style-name="P40">recall</text:p>
          </table:table-cell>
          <table:table-cell table:style-name="Πίνακας7.A1" office:value-type="string">
            <text:p text:style-name="P44">precision</text:p>
          </table:table-cell>
          <table:table-cell table:style-name="Πίνακας7.F1" office:value-type="string">
            <text:p text:style-name="P59">F_measure</text:p>
          </table:table-cell>
        </table:table-row>
        <table:table-row table:style-name="Πίνακας7.1">
          <table:table-cell table:style-name="Πίνακας7.A2" office:value-type="string">
            <text:p text:style-name="P40">Random Forest</text:p>
          </table:table-cell>
          <table:table-cell table:style-name="Πίνακας7.A2" office:value-type="string">
            <text:p text:style-name="P64">0,84</text:p>
          </table:table-cell>
          <table:table-cell table:style-name="Πίνακας7.A2" office:value-type="string">
            <text:p text:style-name="P64">0,61</text:p>
          </table:table-cell>
          <table:table-cell table:style-name="Πίνακας7.A2" office:value-type="string">
            <text:p text:style-name="P64">0,22</text:p>
          </table:table-cell>
          <table:table-cell table:style-name="Πίνακας7.A2" office:value-type="string">
            <text:p text:style-name="P64">0,96</text:p>
          </table:table-cell>
          <table:table-cell table:style-name="Πίνακας7.F2" office:value-type="string">
            <text:p text:style-name="P64">0,36</text:p>
          </table:table-cell>
        </table:table-row>
        <table:table-row table:style-name="Πίνακας7.1">
          <table:table-cell table:style-name="Πίνακας7.A2" office:value-type="string">
            <text:p text:style-name="P40">Linear Regression</text:p>
          </table:table-cell>
          <table:table-cell table:style-name="Πίνακας7.A2" office:value-type="string">
            <text:p text:style-name="P63">0,91</text:p>
          </table:table-cell>
          <table:table-cell table:style-name="Πίνακας7.A2" office:value-type="string">
            <text:p text:style-name="P63">0,82</text:p>
          </table:table-cell>
          <table:table-cell table:style-name="Πίνακας7.A2" office:value-type="string">
            <text:p text:style-name="P63">0,66</text:p>
          </table:table-cell>
          <table:table-cell table:style-name="Πίνακας7.A2" office:value-type="string">
            <text:p text:style-name="P63">0,87</text:p>
          </table:table-cell>
          <table:table-cell table:style-name="Πίνακας7.F2" office:value-type="string">
            <text:p text:style-name="P63">0,75</text:p>
          </table:table-cell>
        </table:table-row>
        <table:table-row table:style-name="Πίνακας7.1">
          <table:table-cell table:style-name="Πίνακας7.A2" office:value-type="string">
            <text:p text:style-name="P40">SVM(kernel = linear)</text:p>
          </table:table-cell>
          <table:table-cell table:style-name="Πίνακας7.A2" office:value-type="string">
            <text:p text:style-name="P63">0,95</text:p>
          </table:table-cell>
          <table:table-cell table:style-name="Πίνακας7.A2" office:value-type="string">
            <text:p text:style-name="P63">0,91</text:p>
          </table:table-cell>
          <table:table-cell table:style-name="Πίνακας7.A2" office:value-type="string">
            <text:p text:style-name="P63">0,82</text:p>
          </table:table-cell>
          <table:table-cell table:style-name="Πίνακας7.A2" office:value-type="string">
            <text:p text:style-name="P63">0,96</text:p>
          </table:table-cell>
          <table:table-cell table:style-name="Πίνακας7.F2" office:value-type="string">
            <text:p text:style-name="P63">0,89</text:p>
          </table:table-cell>
        </table:table-row>
        <table:table-row table:style-name="Πίνακας7.1">
          <table:table-cell table:style-name="Πίνακας7.A2" office:value-type="string">
            <text:p text:style-name="P40">Linear <text:span text:style-name="T108">Logistic Regression</text:span></text:p>
          </table:table-cell>
          <table:table-cell table:style-name="Πίνακας7.A2" office:value-type="string">
            <text:p text:style-name="P63">0,95</text:p>
          </table:table-cell>
          <table:table-cell table:style-name="Πίνακας7.A2" office:value-type="string">
            <text:p text:style-name="P63">0,89</text:p>
          </table:table-cell>
          <table:table-cell table:style-name="Πίνακας7.A2" office:value-type="string">
            <text:p text:style-name="P63">0,80</text:p>
          </table:table-cell>
          <table:table-cell table:style-name="Πίνακας7.A2" office:value-type="string">
            <text:p text:style-name="P63">0,97</text:p>
          </table:table-cell>
          <table:table-cell table:style-name="Πίνακας7.F2" office:value-type="string">
            <text:p text:style-name="P63">0,88</text:p>
          </table:table-cell>
        </table:table-row>
        <table:table-row table:style-name="Πίνακας7.1">
          <table:table-cell table:style-name="Πίνακας7.A2" office:value-type="string">
            <text:p text:style-name="P53">Perceptron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F2" office:value-type="string">
            <text:p text:style-name="P63">0,99</text:p>
          </table:table-cell>
        </table:table-row>
        <table:table-row table:style-name="Πίνακας7.1">
          <table:table-cell table:style-name="Πίνακας7.A2" office:value-type="string">
            <text:p text:style-name="P49">OLS</text:p>
          </table:table-cell>
          <table:table-cell table:style-name="Πίνακας7.A2" office:value-type="string">
            <text:p text:style-name="P63">0,91</text:p>
          </table:table-cell>
          <table:table-cell table:style-name="Πίνακας7.A2" office:value-type="string">
            <text:p text:style-name="P63">0,82</text:p>
          </table:table-cell>
          <table:table-cell table:style-name="Πίνακας7.A2" office:value-type="string">
            <text:p text:style-name="P63">0,66</text:p>
          </table:table-cell>
          <table:table-cell table:style-name="Πίνακας7.A2" office:value-type="string">
            <text:p text:style-name="P63">0,89</text:p>
          </table:table-cell>
          <table:table-cell table:style-name="Πίνακας7.F2" office:value-type="string">
            <text:p text:style-name="P63">0,75</text:p>
          </table:table-cell>
        </table:table-row>
        <table:table-row table:style-name="Πίνακας7.1">
          <table:table-cell table:style-name="Πίνακας7.A2" office:value-type="string">
            <text:p text:style-name="P49">Naive Bayes Gaussian</text:p>
          </table:table-cell>
          <table:table-cell table:style-name="Πίνακας7.A2" office:value-type="string">
            <text:p text:style-name="P63">0,93</text:p>
          </table:table-cell>
          <table:table-cell table:style-name="Πίνακας7.A2" office:value-type="string">
            <text:p text:style-name="P63">0,92</text:p>
          </table:table-cell>
          <table:table-cell table:style-name="Πίνακας7.A2" office:value-type="string">
            <text:p text:style-name="P63">0,90</text:p>
          </table:table-cell>
          <table:table-cell table:style-name="Πίνακας7.A2" office:value-type="string">
            <text:p text:style-name="P63">0,81</text:p>
          </table:table-cell>
          <table:table-cell table:style-name="Πίνακας7.F2" office:value-type="string">
            <text:p text:style-name="P63">0,85</text:p>
          </table:table-cell>
        </table:table-row>
        <table:table-row table:style-name="Πίνακας7.1">
          <table:table-cell table:style-name="Πίνακας7.A2" office:value-type="string">
            <text:p text:style-name="P53">Decision Tree</text:p>
          </table:table-cell>
          <table:table-cell table:style-name="Πίνακας7.A2" office:value-type="string">
            <text:p text:style-name="P63">0,80</text:p>
          </table:table-cell>
          <table:table-cell table:style-name="Πίνακας7.A2" office:value-type="string">
            <text:p text:style-name="P63">0,65</text:p>
          </table:table-cell>
          <table:table-cell table:style-name="Πίνακας7.A2" office:value-type="string">
            <text:p text:style-name="P63">0,41</text:p>
          </table:table-cell>
          <table:table-cell table:style-name="Πίνακας7.A2" office:value-type="string">
            <text:p text:style-name="P63">0,51</text:p>
          </table:table-cell>
          <table:table-cell table:style-name="Πίνακας7.F2" office:value-type="string">
            <text:p text:style-name="P63">0,46</text:p>
          </table:table-cell>
        </table:table-row>
      </table:table>
      <text:p text:style-name="P24"><text:soft-page-break/><text:span text:style-name="T102">Πίνακας </text:span><text:span text:style-name="T114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0:14:34.428000000</meta:creation-date>
    <dc:date>2017-05-29T18:05:01.633000000</dc:date>
    <meta:editing-duration>PT10H25M2S</meta:editing-duration>
    <meta:editing-cycles>54</meta:editing-cycles>
    <meta:generator>LibreOffice/5.1.1.3$Windows_x86 LibreOffice_project/89f508ef3ecebd2cfb8e1def0f0ba9a803b88a6d</meta:generator>
    <meta:document-statistic meta:table-count="7" meta:image-count="0" meta:object-count="1" meta:page-count="6" meta:paragraph-count="364" meta:word-count="1267" meta:character-count="7390" meta:non-whitespace-character-count="6442"/>
  </office:meta>
</office:document-meta>
</file>

<file path=Object 1/content.xml><?xml version="1.0" encoding="utf-8"?>
<math xmlns="http://www.w3.org/1998/Math/MathML" display="block">
  <semantics>
    <mrow>
      <mn>0.3</mn>
      <mo stretchy="false">≤</mo>
      <mi>x</mi>
      <mo stretchy="false">≤</mo>
      <mn>0.6</mn>
    </mrow>
    <annotation encoding="StarMath 5.0">0.3 &lt;= x &lt;= 0.6

</annotation>
  </semantics>
</math>
</file>